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Symbol1" svg:font-family="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OpenSymbol3" svg:font-family="OpenSymbol"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Standard">
      <style:text-properties fo:font-size="2pt" style:font-size-asian="2pt" style:font-size-complex="2pt"/>
    </style:style>
    <style:style style:name="P11" style:family="paragraph" style:parent-style-name="Standard">
      <style:text-properties fo:font-size="6pt" style:font-size-asian="6pt" style:font-size-complex="6pt"/>
    </style:style>
    <style:style style:name="P12" style:family="paragraph" style:parent-style-name="Header">
      <style:text-properties fo:font-size="3pt" style:font-size-asian="4pt" style:font-size-complex="4pt"/>
    </style:style>
    <style:style style:name="P13" style:family="paragraph" style:parent-style-name="Header">
      <style:text-properties fo:font-size="14pt" style:font-size-asian="14pt" style:font-size-complex="14pt"/>
    </style:style>
    <style:style style:name="P14" style:family="paragraph" style:parent-style-name="Header">
      <style:paragraph-properties fo:text-align="end" style:justify-single-word="false"/>
      <style:text-properties fo:font-size="12pt" style:font-size-asian="12pt" style:font-size-complex="12pt"/>
    </style:style>
    <style:style style:name="P1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7"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51fbd3" officeooo:paragraph-rsid="0051fbd3"/>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26" style:family="paragraph" style:parent-style-name="_5f_Paragraphe_20_livret_20_réponse_20_élève">
      <style:paragraph-properties fo:margin-top="0cm" fo:margin-bottom="0cm" style:contextual-spacing="false" style:line-height-at-least="0.801cm"/>
      <style:text-properties officeooo:paragraph-rsid="0072987d"/>
    </style:style>
    <style:style style:name="P27" style:family="paragraph" style:parent-style-name="_5f_Paragraphe_20_livret_20_">
      <style:text-properties fo:font-size="10pt" style:font-size-asian="10pt" style:font-size-complex="10pt"/>
    </style:style>
    <style:style style:name="P28" style:family="paragraph" style:parent-style-name="Standard">
      <style:paragraph-properties fo:margin-top="0.199cm" fo:margin-bottom="0.101cm" style:contextual-spacing="false" style:shadow="none"/>
      <style:text-properties style:font-name="Bitstream Vera Sans6" fo:font-size="10pt" fo:font-style="normal" officeooo:paragraph-rsid="002a7319" style:font-size-asian="10pt" style:font-style-asian="normal" style:font-size-complex="10pt" style:font-style-complex="normal"/>
    </style:style>
    <style:style style:name="P29" style:family="paragraph" style:parent-style-name="_5f_Paragraphe_20_livret">
      <style:paragraph-properties fo:margin-top="0.101cm" fo:margin-bottom="0.199cm" style:contextual-spacing="false"/>
      <style:text-properties officeooo:paragraph-rsid="006b34cf"/>
    </style:style>
    <style:style style:name="P30" style:family="paragraph" style:parent-style-name="_5f_Paragraphe_20_livret_20_réponse_20_élève">
      <style:text-properties officeooo:paragraph-rsid="0072987d"/>
    </style:style>
    <style:style style:name="P31" style:family="paragraph" style:parent-style-name="_5f_pointillés_20_fraction">
      <style:paragraph-properties fo:margin-top="0.101cm" fo:margin-bottom="0cm" style:contextual-spacing="false" style:line-height-at-least="0.801cm"/>
      <style:text-properties style:font-name="Bitstream Vera Sans3" officeooo:paragraph-rsid="0072987d"/>
    </style:style>
    <style:style style:name="P32" style:family="paragraph" style:parent-style-name="Exo_5f_Num">
      <style:text-properties officeooo:paragraph-rsid="0072987d"/>
    </style:style>
    <style:style style:name="P33" style:family="paragraph" style:parent-style-name="Exo_5f_Num">
      <style:paragraph-properties fo:margin-top="0.45cm" fo:margin-bottom="0.101cm" style:contextual-spacing="false"/>
      <style:text-properties officeooo:paragraph-rsid="0072987d"/>
    </style:style>
    <style:style style:name="P34" style:family="paragraph" style:parent-style-name="Exo_5f_Num">
      <style:paragraph-properties fo:margin-top="0.45cm" fo:margin-bottom="0cm" style:contextual-spacing="false"/>
      <style:text-properties officeooo:paragraph-rsid="0072987d"/>
    </style:style>
    <style:style style:name="P35" style:family="paragraph" style:parent-style-name="_5f_Exo_5f_Num">
      <style:paragraph-properties fo:margin-top="0.4cm" fo:margin-bottom="0.101cm" style:contextual-spacing="false"/>
      <style:text-properties officeooo:paragraph-rsid="0072987d"/>
    </style:style>
    <style:style style:name="P36" style:family="paragraph" style:parent-style-name="_5f_Paragraphe_20_livret" style:master-page-name="_5f_Fiche_20_éditeur_20_série_20_2_20_une_20_colonne_20_impaire_20__28_G_29_">
      <style:paragraph-properties style:page-number="44"/>
    </style:style>
    <style:style style:name="P37" style:family="paragraph" style:parent-style-name="_5f_Paragraphe_20_livret" style:list-style-name="liste_5f_abc">
      <style:text-properties officeooo:paragraph-rsid="0072987d"/>
    </style:style>
    <style:style style:name="P38" style:family="paragraph" style:parent-style-name="_5f_Paragraphe_20_livret_20_" style:list-style-name="L2">
      <style:paragraph-properties fo:margin-left="0.499cm" fo:margin-right="0cm" fo:text-indent="0cm" style:auto-text-indent="false"/>
      <style:text-properties officeooo:paragraph-rsid="0072987d"/>
    </style:style>
    <style:style style:name="P39" style:family="paragraph" style:parent-style-name="_5f_Paragraphe_20_livret_20_" style:list-style-name="_5f_Numérotation_20_des_20_exercices_20_livrets">
      <style:paragraph-properties fo:margin-top="0.199cm" fo:margin-bottom="0.199cm" style:contextual-spacing="false"/>
      <style:text-properties officeooo:paragraph-rsid="0072987d"/>
    </style:style>
    <style:style style:name="P40" style:family="paragraph" style:parent-style-name="_5f_Paragraphe_20_livret_20_réponse_20_élève" style:list-style-name="liste_5f_abc">
      <style:text-properties officeooo:paragraph-rsid="0077fa40"/>
    </style:style>
    <style:style style:name="P41" style:family="paragraph" style:parent-style-name="_5f_Paragraphe_20_livret_20_réponse_20_élève" style:list-style-name="liste_5f_abc">
      <style:paragraph-properties style:line-height-at-least="0.6cm"/>
      <style:text-properties officeooo:paragraph-rsid="0072987d"/>
    </style:style>
    <style:style style:name="P42" style:family="paragraph" style:parent-style-name="_5f_Paragraphe_20_livret_20_réponse_20_élève" style:list-style-name="liste_5f_abc">
      <style:paragraph-properties fo:text-align="start" style:justify-single-word="false"/>
      <style:text-properties officeooo:paragraph-rsid="0077fa40"/>
    </style:style>
    <style:style style:name="P43" style:family="paragraph" style:parent-style-name="_5f_Paragraphe_20_livret_20_réponse_20_élève">
      <style:text-properties officeooo:paragraph-rsid="0077fa40"/>
    </style:style>
    <style:style style:name="P44" style:family="paragraph" style:parent-style-name="_5f_Paragraphe_20_livret_20_réponse_20_élève" style:list-style-name="liste_5f_abc">
      <style:paragraph-properties fo:margin-top="0cm" fo:margin-bottom="0cm" style:contextual-spacing="false" fo:line-height="0.7cm">
        <style:tab-stops>
          <style:tab-stop style:position="2.598cm" style:type="right"/>
          <style:tab-stop style:position="8.999cm" style:type="right" style:leader-style="dotted" style:leader-text="."/>
        </style:tab-stops>
      </style:paragraph-properties>
      <style:text-properties style:font-name="Bitstream Vera Sans3" officeooo:paragraph-rsid="0072987d"/>
    </style:style>
    <style:style style:name="P45" style:family="paragraph" style:parent-style-name="_5f_Paragraphe_20_livret_20_réponse_20_élève" style:list-style-name="L1">
      <style:paragraph-properties fo:margin-top="0cm" fo:margin-bottom="0cm" style:contextual-spacing="false" style:line-height-at-least="0.6cm"/>
      <style:text-properties style:font-name="Bitstream Vera Sans3" officeooo:paragraph-rsid="0072987d"/>
    </style:style>
    <style:style style:name="P46" style:family="paragraph" style:parent-style-name="_5f_Paragraphe_20_livret_20_réponse_20_élève">
      <style:paragraph-properties fo:margin-top="0cm" fo:margin-bottom="0cm" style:contextual-spacing="false" style:line-height-at-least="0.6cm"/>
      <style:text-properties style:font-name="Bitstream Vera Sans3" officeooo:paragraph-rsid="0077fa40"/>
    </style:style>
    <style:style style:name="P47" style:family="paragraph" style:parent-style-name="_5f_Paragraphe_20_livret_20_réponse_20_élève" style:list-style-name="L1">
      <style:paragraph-properties fo:margin-top="0cm" fo:margin-bottom="0cm" style:contextual-spacing="false"/>
      <style:text-properties style:font-name="Bitstream Vera Sans3" officeooo:paragraph-rsid="0072987d"/>
    </style:style>
    <style:style style:name="P48" style:family="paragraph" style:parent-style-name="_5f_Paragraphe_20_livret_20_réponse_20_élève" style:list-style-name="liste_5f_abc">
      <style:paragraph-properties fo:margin-top="0cm" fo:margin-bottom="0cm" style:contextual-spacing="false">
        <style:tab-stops>
          <style:tab-stop style:position="3.284cm" style:type="right"/>
          <style:tab-stop style:position="8.999cm" style:type="right" style:leader-style="dotted" style:leader-text="."/>
        </style:tab-stops>
      </style:paragraph-properties>
      <style:text-properties style:font-name="Bitstream Vera Sans3" officeooo:paragraph-rsid="0072987d"/>
    </style:style>
    <style:style style:name="P49" style:family="paragraph" style:parent-style-name="_5f_Paragraphe_20_livret_20_réponse_20_élève" style:list-style-name="liste_5f_abc">
      <style:paragraph-properties fo:margin-top="0cm" fo:margin-bottom="0cm" style:contextual-spacing="false">
        <style:tab-stops>
          <style:tab-stop style:position="3.284cm" style:type="right"/>
          <style:tab-stop style:position="8.999cm" style:type="right" style:leader-style="dotted" style:leader-text="."/>
        </style:tab-stops>
      </style:paragraph-properties>
      <style:text-properties style:font-name="Bitstream Vera Sans3" officeooo:paragraph-rsid="0077fa40"/>
    </style:style>
    <style:style style:name="P50" style:family="paragraph" style:parent-style-name="_5f_Paragraphe_20_livret_20_réponse_20_élève" style:list-style-name="liste_5f_abc">
      <style:paragraph-properties fo:margin-top="0cm" fo:margin-bottom="0cm" style:contextual-spacing="false">
        <style:tab-stops>
          <style:tab-stop style:position="4.436cm"/>
        </style:tab-stops>
      </style:paragraph-properties>
      <style:text-properties style:font-name="Bitstream Vera Sans3" officeooo:paragraph-rsid="0077fa40"/>
    </style:style>
    <style:style style:name="P51" style:family="paragraph" style:parent-style-name="_5f_Paragraphe_20_livret_20_réponse_20_élève" style:list-style-name="liste_5f_abc">
      <style:paragraph-properties fo:margin-top="0cm" fo:margin-bottom="0cm" style:contextual-spacing="false"/>
      <style:text-properties style:font-name="Bitstream Vera Sans3" officeooo:paragraph-rsid="0077fa40"/>
    </style:style>
    <style:style style:name="P52" style:family="paragraph" style:parent-style-name="_5f_Paragraphe_20_livret_20_réponse_20_élève">
      <style:paragraph-properties fo:margin-top="0cm" fo:margin-bottom="0cm" style:contextual-spacing="false"/>
      <style:text-properties style:font-name="Bitstream Vera Sans3" officeooo:paragraph-rsid="0077fa40"/>
    </style:style>
    <style:style style:name="P53" style:family="paragraph" style:parent-style-name="_5f_Paragraphe_20_livret_20_réponse_20_élève" style:list-style-name="liste_5f_abc">
      <style:paragraph-properties fo:margin-top="0cm" fo:margin-bottom="0cm" style:contextual-spacing="false" fo:line-height="0.801cm">
        <style:tab-stops>
          <style:tab-stop style:position="2.598cm" style:type="right"/>
          <style:tab-stop style:position="8.999cm" style:type="right" style:leader-style="dotted" style:leader-text="."/>
        </style:tab-stops>
      </style:paragraph-properties>
      <style:text-properties officeooo:paragraph-rsid="0072987d"/>
    </style:style>
    <style:style style:name="P54" style:family="paragraph" style:parent-style-name="_5f_Paragraphe_20_livret_20_réponse_20_élève" style:list-style-name="liste_5f_abc">
      <style:paragraph-properties fo:margin-top="0cm" fo:margin-bottom="0cm" style:contextual-spacing="false" style:line-height-at-least="0.6cm"/>
      <style:text-properties officeooo:paragraph-rsid="0072987d"/>
    </style:style>
    <style:style style:name="P55" style:family="paragraph" style:parent-style-name="_5f_Paragraphe_20_livret_20_réponse_20_élève" style:list-style-name="liste_5f_abc">
      <style:paragraph-properties fo:margin-top="0cm" fo:margin-bottom="0cm" style:contextual-spacing="false"/>
      <style:text-properties officeooo:paragraph-rsid="0072987d"/>
    </style:style>
    <style:style style:name="P56" style:family="paragraph" style:parent-style-name="_5f_Paragraphe_20_livret_20_réponse_20_élève" style:list-style-name="liste_5f_abc">
      <style:paragraph-properties fo:margin-top="0cm" fo:margin-bottom="0cm" style:contextual-spacing="false"/>
      <style:text-properties officeooo:paragraph-rsid="0077fa40"/>
    </style:style>
    <style:style style:name="P57" style:family="paragraph" style:parent-style-name="_5f_Paragraphe_20_livret_20_réponse_20_élève" style:list-style-name="liste_5f_abc">
      <style:paragraph-properties fo:margin-top="0cm" fo:margin-bottom="0cm" style:contextual-spacing="false" style:line-height-at-least="0.7cm"/>
      <style:text-properties officeooo:paragraph-rsid="0072987d"/>
    </style:style>
    <style:style style:name="P58" style:family="paragraph" style:parent-style-name="_5f_Paragraphe_20_livret_20_réponse_20_élève" style:list-style-name="liste_5f_abc">
      <style:paragraph-properties fo:margin-top="0cm" fo:margin-bottom="0cm" style:contextual-spacing="false" style:line-height-at-least="0.801cm"/>
      <style:text-properties officeooo:paragraph-rsid="0072987d"/>
    </style:style>
    <style:style style:name="P59" style:family="paragraph" style:parent-style-name="_5f_Paragraphe_20_livret_20_réponse_20_élève" style:list-style-name="liste_5f_abc">
      <style:paragraph-properties fo:margin-top="0cm" fo:margin-bottom="0cm" style:contextual-spacing="false" style:line-height-at-least="0.801cm"/>
      <style:text-properties officeooo:paragraph-rsid="0074815a"/>
    </style:style>
    <style:style style:name="P60" style:family="paragraph" style:parent-style-name="_5f_Paragraphe_20_livret_20_réponse_20_élève">
      <style:paragraph-properties fo:margin-top="0cm" fo:margin-bottom="0cm" style:contextual-spacing="false" style:line-height-at-least="0.801cm"/>
      <style:text-properties officeooo:paragraph-rsid="0077fa40"/>
    </style:style>
    <style:style style:name="P61" style:family="paragraph" style:parent-style-name="_5f_Pied_20_de_20_page" style:list-style-name=""/>
    <style:style style:name="P62" style:family="paragraph" style:parent-style-name="_5f_Pied_20_de_20_page" style:list-style-name="">
      <style:paragraph-properties fo:text-align="end" style:justify-single-word="false"/>
    </style:style>
    <style:style style:name="P63" style:family="paragraph" style:parent-style-name="_5f_Pied_20_de_20_page">
      <style:paragraph-properties fo:text-align="end" style:justify-single-word="false"/>
    </style:style>
    <style:style style:name="P6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5" style:family="paragraph" style:parent-style-name="formule_20_coriigée" style:list-style-name="liste_5f_abc">
      <style:text-properties officeooo:paragraph-rsid="0077fa40"/>
    </style:style>
    <style:style style:name="P66"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67" style:family="paragraph">
      <loext:graphic-properties draw:fill-color="#e8c32a"/>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6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style:paragraph-properties fo:text-align="center"/>
    </style:style>
    <style:style style:name="P7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71"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4ebb8a"/>
    </style:style>
    <style:style style:name="T6" style:family="text">
      <style:text-properties style:font-name="Times New Roman" fo:font-size="12pt" fo:font-style="normal" style:font-name-asian="OpenSymbol3" style:font-size-asian="12pt" style:font-style-asian="normal" style:font-name-complex="OpenSymbol3" style:font-size-complex="12pt" style:font-style-complex="normal"/>
    </style:style>
    <style:style style:name="T7" style:family="text">
      <style:text-properties style:font-name="Times New Roman" fo:font-size="12pt" style:font-name-asian="OpenSymbol3" style:font-size-asian="12pt" style:font-name-complex="OpenSymbol3" style:font-size-complex="12pt"/>
    </style:style>
    <style:style style:name="T8" style:family="text">
      <style:text-properties style:text-position="super 58%"/>
    </style:style>
    <style:style style:name="T9" style:family="text">
      <style:text-properties style:text-position="super 58%" style:font-name="Bitstream Vera Sans3" fo:font-size="10pt" fo:font-style="normal" style:font-size-asian="10pt" style:font-style-asian="normal" style:font-size-complex="10pt" style:font-style-complex="normal"/>
    </style:style>
    <style:style style:name="T10" style:family="text">
      <style:text-properties style:text-position="super 58%" style:font-name="Bitstream Vera Sans3" fo:font-size="10pt" fo:font-style="normal" fo:background-color="#ffff00" loext:char-shading-value="0" style:font-size-asian="10pt" style:font-style-asian="normal" style:font-size-complex="10pt" style:font-style-complex="normal"/>
    </style:style>
    <style:style style:name="T11" style:family="text">
      <style:text-properties style:font-name="OpenSymbol1"/>
    </style:style>
    <style:style style:name="T12" style:family="text">
      <style:text-properties style:font-name="OpenSymbol1" fo:font-style="normal" fo:font-weight="normal"/>
    </style:style>
    <style:style style:name="T13" style:family="text">
      <style:text-properties style:font-name="OpenSymbol1" fo:font-style="normal" fo:font-weight="normal" fo:background-color="#ffff00" loext:char-shading-value="0"/>
    </style:style>
    <style:style style:name="T14" style:family="text">
      <style:text-properties style:font-name="OpenSymbol1" fo:font-style="normal" style:text-underline-style="none" fo:font-weight="normal" style:font-name-asian="OpenSymbol1" style:font-style-asian="normal" style:font-weight-asian="normal" style:font-name-complex="OpenSymbol1" style:font-style-complex="normal" style:font-weight-complex="normal"/>
    </style:style>
    <style:style style:name="T15" style:family="text">
      <style:text-properties style:font-name="OpenSymbol1" fo:font-style="normal" style:text-underline-style="none" fo:font-weight="normal" style:font-style-asian="normal" style:font-weight-asian="normal" style:font-style-complex="normal" style:font-weight-complex="normal"/>
    </style:style>
    <style:style style:name="T16" style:family="text">
      <style:text-properties style:font-name="OpenSymbol1" fo:font-size="10pt" fo:font-style="normal" style:font-name-asian="OpenSymbol1" style:font-size-asian="10pt" style:font-style-asian="normal" style:font-name-complex="OpenSymbol1" style:font-size-complex="10pt" style:font-style-complex="normal"/>
    </style:style>
    <style:style style:name="T17" style:family="text">
      <style:text-properties style:font-name="OpenSymbol1" fo:font-size="10pt" fo:font-style="normal" style:font-size-asian="10pt" style:font-style-asian="normal" style:font-size-complex="10pt" style:font-style-complex="normal"/>
    </style:style>
    <style:style style:name="T18" style:family="text">
      <style:text-properties style:font-name="OpenSymbol1" fo:font-size="10pt" fo:font-style="normal" officeooo:rsid="0077fa40" style:font-size-asian="10pt" style:font-style-asian="normal" style:font-size-complex="10pt" style:font-style-complex="normal"/>
    </style:style>
    <style:style style:name="T19" style:family="text">
      <style:text-properties style:font-name="OpenSymbol1" fo:font-size="10pt" fo:font-style="normal" fo:font-weight="normal" style:font-size-asian="10pt" style:font-size-complex="10pt"/>
    </style:style>
    <style:style style:name="T20" style:family="text">
      <style:text-properties style:font-name="OpenSymbol1" fo:font-size="10pt" fo:font-style="normal" fo:font-weight="normal" style:font-size-asian="10pt" style:font-style-asian="normal" style:font-size-complex="10pt" style:font-style-complex="normal"/>
    </style:style>
    <style:style style:name="T21" style:family="text">
      <style:text-properties style:font-name="OpenSymbol1" fo:font-size="10pt" fo:font-style="normal" fo:font-weight="normal" style:font-name-asian="OpenSymbol3" style:font-size-asian="10pt" style:font-name-complex="OpenSymbol3" style:font-size-complex="10pt"/>
    </style:style>
    <style:style style:name="T22" style:family="text">
      <style:text-properties style:font-name="OpenSymbol1" fo:font-size="10pt" fo:font-style="normal" fo:font-weight="normal" fo:background-color="#ffff00" loext:char-shading-value="0" style:font-size-asian="10pt" style:font-size-complex="10pt"/>
    </style:style>
    <style:style style:name="T23" style:family="text">
      <style:text-properties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24" style:family="text">
      <style:text-properties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25" style:family="text">
      <style:text-properties style:font-name="OpenSymbol1" fo:font-size="10pt" fo:font-style="normal" fo:background-color="#ffff00" loext:char-shading-value="0" style:font-size-asian="10pt" style:font-style-asian="normal" style:font-size-complex="10pt" style:font-style-complex="normal"/>
    </style:style>
    <style:style style:name="T26" style:family="text">
      <style:text-properties style:font-name="OpenSymbol1" fo:font-size="10pt" fo:font-style="italic" style:font-name-asian="OpenSymbol1" style:font-size-asian="10pt" style:font-style-asian="normal" style:font-name-complex="OpenSymbol1" style:font-size-complex="10pt" style:font-style-complex="normal"/>
    </style:style>
    <style:style style:name="T27" style:family="text">
      <style:text-properties style:font-name="OpenSymbol1" fo:font-size="10pt" fo:font-style="italic" style:font-name-asian="OpenSymbol1" style:font-size-asian="10pt" style:font-name-complex="OpenSymbol1" style:font-size-complex="10pt"/>
    </style:style>
    <style:style style:name="T28" style:family="text">
      <style:text-properties style:font-name="OpenSymbol1" fo:font-size="10pt" fo:font-style="italic" style:font-size-asian="10pt" style:font-size-complex="10pt"/>
    </style:style>
    <style:style style:name="T29" style:family="text">
      <style:text-properties style:font-name="OpenSymbol1" fo:font-size="10pt" style:text-underline-style="none" fo:font-weight="normal" style:font-size-asian="10pt" style:font-weight-asian="normal" style:font-size-complex="10pt" style:font-weight-complex="normal"/>
    </style:style>
    <style:style style:name="T30" style:family="text">
      <style:text-properties style:font-name="OpenSymbol1"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31" style:family="text">
      <style:text-properties style:font-name="OpenSymbol1" fo:font-size="10pt" fo:language="zxx" fo:country="none" fo:font-style="normal" style:text-underline-style="none" fo:font-weight="normal" style:font-name-asian="OpenSymbol1" style:font-size-asian="10pt" style:language-asian="zxx" style:country-asian="none" style:font-style-asian="normal" style:font-weight-asian="normal" style:font-name-complex="OpenSymbol1" style:font-size-complex="10pt" style:font-style-complex="normal" style:font-weight-complex="normal"/>
    </style:style>
    <style:style style:name="T32" style:family="text">
      <style:text-properties style:font-name="OpenSymbol1" fo:font-weight="normal"/>
    </style:style>
    <style:style style:name="T33" style:family="text">
      <style:text-properties style:font-name="OpenSymbol1" fo:font-weight="normal" fo:background-color="#ffff00" loext:char-shading-value="0"/>
    </style:style>
    <style:style style:name="T34" style:family="text">
      <style:text-properties style:font-name="OpenSymbol1" style:font-name-asian="OpenSymbol1" style:font-name-complex="OpenSymbol1"/>
    </style:style>
    <style:style style:name="T35" style:family="text">
      <style:text-properties style:font-name="Bitstream Vera Sans3"/>
    </style:style>
    <style:style style:name="T36" style:family="text">
      <style:text-properties style:font-name="Bitstream Vera Sans3" fo:font-size="10pt" fo:font-style="normal" style:font-size-asian="10pt" style:font-style-asian="normal" style:font-size-complex="10pt" style:font-style-complex="normal"/>
    </style:style>
    <style:style style:name="T37" style:family="text">
      <style:text-properties style:font-name="Bitstream Vera Sans3" fo:font-size="10pt" fo:font-style="normal" fo:font-weight="normal" style:font-size-asian="10pt" style:font-style-asian="normal" style:font-size-complex="10pt" style:font-style-complex="normal"/>
    </style:style>
    <style:style style:name="T38" style:family="text">
      <style:text-properties style:font-name="Bitstream Vera Sans3" fo:font-size="10pt" fo:font-style="normal" fo:font-weight="normal" style:font-size-asian="10pt" style:font-size-complex="10pt"/>
    </style:style>
    <style:style style:name="T39" style:family="text">
      <style:text-properties style:font-name="Bitstream Vera Sans3" fo:font-size="10pt" fo:font-style="normal" fo:font-weight="normal" style:font-name-asian="OpenSymbol3" style:font-size-asian="10pt" style:font-name-complex="OpenSymbol3" style:font-size-complex="10pt"/>
    </style:style>
    <style:style style:name="T40" style:family="text">
      <style:text-properties style:font-name="Bitstream Vera Sans3" fo:font-size="10pt" fo:font-style="normal" fo:font-weight="normal" fo:background-color="#ffff00" loext:char-shading-value="0" style:font-size-asian="10pt" style:font-style-asian="normal" style:font-size-complex="10pt" style:font-style-complex="normal"/>
    </style:style>
    <style:style style:name="T41" style:family="text">
      <style:text-properties style:font-name="Bitstream Vera Sans3" fo:font-size="10pt" fo:font-style="normal" fo:background-color="#ffff00" loext:char-shading-value="0" style:font-size-asian="10pt" style:font-style-asian="normal" style:font-size-complex="10pt" style:font-style-complex="normal"/>
    </style:style>
    <style:style style:name="T42" style:family="text">
      <style:text-properties style:font-name="Bitstream Vera Sans3" fo:font-size="10pt" fo:font-style="italic" style:font-size-asian="10pt" style:font-size-complex="10pt"/>
    </style:style>
    <style:style style:name="T43" style:family="text">
      <style:text-properties style:font-name="Bitstream Vera Sans3" fo:font-size="10pt" fo:font-style="italic" style:font-name-asian="OpenSymbol1" style:font-size-asian="10pt" style:font-style-asian="normal" style:font-name-complex="OpenSymbol1" style:font-size-complex="10pt" style:font-style-complex="normal"/>
    </style:style>
    <style:style style:name="T44" style:family="text">
      <style:text-properties style:font-name="Bitstream Vera Sans3" fo:font-size="10pt" fo:font-style="italic" fo:font-weight="normal" style:font-size-asian="10pt" style:font-size-complex="10pt"/>
    </style:style>
    <style:style style:name="T45" style:family="text">
      <style:text-properties style:font-name="Bitstream Vera Sans3" fo:font-size="10pt" fo:font-style="italic" fo:font-weight="normal" style:font-size-asian="10pt" style:font-style-asian="normal" style:font-size-complex="10pt" style:font-style-complex="normal"/>
    </style:style>
    <style:style style:name="T46" style:family="text">
      <style:text-properties style:font-name="Bitstream Vera Sans3" fo:font-size="10pt" fo:font-style="italic" style:text-underline-style="none" fo:font-weight="normal" style:font-size-asian="10pt" style:font-style-asian="italic" style:font-weight-asian="normal" style:font-size-complex="10pt" style:font-style-complex="italic" style:font-weight-complex="normal"/>
    </style:style>
    <style:style style:name="T47" style:family="text">
      <style:text-properties style:font-name="Bitstream Vera Sans3" fo:font-size="10pt" fo:font-style="italic" fo:background-color="#ffff00" loext:char-shading-value="0" style:font-size-asian="10pt" style:font-size-complex="10pt"/>
    </style:style>
    <style:style style:name="T48" style:family="text">
      <style:text-properties style:font-name="Bitstream Vera Sans3" fo:font-size="10pt" fo:font-style="italic" fo:background-color="#ffff00" loext:char-shading-value="0" style:font-name-asian="OpenSymbol1" style:font-size-asian="10pt" style:font-style-asian="normal" style:font-name-complex="OpenSymbol1" style:font-size-complex="10pt" style:font-style-complex="normal"/>
    </style:style>
    <style:style style:name="T49" style:family="text">
      <style:text-properties style:font-name="Bitstream Vera Sans3" fo:font-size="10pt" style:text-underline-style="none" fo:font-weight="normal" style:font-size-asian="10pt" style:font-weight-asian="normal" style:font-size-complex="10pt" style:font-weight-complex="normal"/>
    </style:style>
    <style:style style:name="T50" style:family="text">
      <style:text-properties style:font-name="Bitstream Vera Sans3"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51" style:family="text">
      <style:text-properties style:font-name="Bitstream Vera Sans3" fo:font-size="10pt" fo:language="zxx" fo:country="none" fo:font-style="italic" style:text-underline-style="none" fo:font-weight="normal" style:font-size-asian="10pt" style:language-asian="zxx" style:country-asian="none" style:font-style-asian="italic" style:font-weight-asian="normal" style:font-size-complex="10pt" style:font-style-complex="italic" style:font-weight-complex="normal"/>
    </style:style>
    <style:style style:name="T52" style:family="text">
      <style:text-properties style:font-name="Bitstream Vera Sans3" fo:font-style="italic" style:text-underline-style="none" fo:font-weight="normal" style:font-style-asian="italic" style:font-weight-asian="normal" style:font-style-complex="italic" style:font-weight-complex="normal"/>
    </style:style>
    <style:style style:name="T53" style:family="text">
      <style:text-properties style:font-name="Bitstream Vera Sans3" fo:font-style="normal" style:text-underline-style="none" fo:font-weight="normal" style:font-style-asian="normal" style:font-weight-asian="normal" style:font-style-complex="normal" style:font-weight-complex="normal"/>
    </style:style>
    <style:style style:name="T54" style:family="text">
      <style:text-properties style:font-name="Bitstream Vera Sans3" fo:font-size="12pt" fo:font-style="italic" style:font-size-asian="12pt" style:font-size-complex="12pt"/>
    </style:style>
    <style:style style:name="T55" style:family="text">
      <style:text-properties style:font-name="Bitstream Vera Sans3" fo:background-color="#ffff00" loext:char-shading-value="0"/>
    </style:style>
    <style:style style:name="T56" style:family="text">
      <style:text-properties style:text-position="0% 100%"/>
    </style:style>
    <style:style style:name="T57" style:family="text">
      <style:text-properties style:text-position="0% 100%" fo:font-weight="normal" fo:background-color="#ffff00" loext:char-shading-value="0" style:font-name-asian="OpenSymbol1" style:font-name-complex="OpenSymbol1"/>
    </style:style>
    <style:style style:name="T58" style:family="text">
      <style:text-properties style:text-position="0% 100%" fo:background-color="#ffff00" loext:char-shading-value="0" style:font-name-asian="OpenSymbol1" style:font-size-asian="10pt" style:font-style-asian="normal" style:font-name-complex="OpenSymbol1" style:font-size-complex="10pt" style:font-style-complex="normal"/>
    </style:style>
    <style:style style:name="T59" style:family="text">
      <style:text-properties fo:font-size="10pt" fo:font-style="italic" style:font-size-asian="10pt" style:font-size-complex="10pt"/>
    </style:style>
    <style:style style:name="T60" style:family="text">
      <style:text-properties fo:font-size="10pt" fo:font-style="italic" fo:background-color="#ffff00" loext:char-shading-value="0" style:font-size-asian="10pt" style:font-style-asian="normal" style:font-size-complex="10pt" style:font-style-complex="normal"/>
    </style:style>
    <style:style style:name="T61" style:family="text">
      <style:text-properties fo:font-size="10pt" fo:font-style="normal" fo:font-weight="normal" style:font-size-asian="10pt" style:font-size-complex="10pt"/>
    </style:style>
    <style:style style:name="T62" style:family="text">
      <style:text-properties fo:font-size="10pt" fo:font-style="normal" fo:font-weight="normal" fo:background-color="#ffff00" loext:char-shading-value="0" style:font-size-asian="10pt" style:font-size-complex="10pt"/>
    </style:style>
    <style:style style:name="T63" style:family="text">
      <style:text-properties fo:font-size="10pt" fo:font-style="normal" fo:font-weight="normal" fo:background-color="#ffff00" loext:char-shading-value="0" style:font-size-asian="10pt" style:font-style-asian="normal" style:font-size-complex="10pt" style:font-style-complex="normal"/>
    </style:style>
    <style:style style:name="T64" style:family="text">
      <style:text-properties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65" style:family="text">
      <style:text-properties fo:font-size="10pt" fo:font-style="normal" style:font-size-asian="10pt" style:font-style-asian="normal" style:font-size-complex="10pt" style:font-style-complex="normal"/>
    </style:style>
    <style:style style:name="T66" style:family="text">
      <style:text-properties fo:font-size="10pt" fo:font-style="normal" fo:background-color="#ffff00" loext:char-shading-value="0" style:font-size-asian="10pt" style:font-style-asian="normal" style:font-size-complex="10pt" style:font-style-complex="normal"/>
    </style:style>
    <style:style style:name="T67" style:family="text">
      <style:text-properties fo:font-size="10pt" fo:font-style="normal" fo:background-color="#ffff00" loext:char-shading-value="0" style:font-name-asian="OpenSymbol1" style:font-size-asian="10pt" style:font-style-asian="normal" style:font-name-complex="OpenSymbol1" style:font-size-complex="10pt" style:font-style-complex="normal"/>
    </style:style>
    <style:style style:name="T68" style:family="text">
      <style:text-properties style:font-name="Times New Roman2" fo:font-size="12pt" fo:font-style="italic" style:font-size-asian="12pt" style:font-size-complex="12pt"/>
    </style:style>
    <style:style style:name="T69" style:family="text">
      <style:text-properties style:font-name="Times New Roman2" fo:font-size="12pt" fo:font-style="italic" style:font-size-asian="12pt" style:font-style-asian="normal" style:font-size-complex="12pt" style:font-style-complex="normal"/>
    </style:style>
    <style:style style:name="T70" style:family="text">
      <style:text-properties style:font-name="Times New Roman2" fo:font-size="12pt" fo:font-style="italic" fo:font-weight="normal" style:font-size-asian="12pt" style:font-size-complex="12pt"/>
    </style:style>
    <style:style style:name="T71" style:family="text">
      <style:text-properties style:font-name="Times New Roman2" fo:font-size="12pt" fo:font-style="italic" fo:font-weight="normal" style:font-size-asian="12pt" style:font-style-asian="normal" style:font-size-complex="12pt" style:font-style-complex="normal"/>
    </style:style>
    <style:style style:name="T72" style:family="text">
      <style:text-properties style:font-name="Times New Roman2" fo:font-size="12pt" fo:font-style="italic" fo:font-weight="normal" fo:background-color="#ffff00" loext:char-shading-value="0" style:font-size-asian="12pt" style:font-style-asian="normal" style:font-size-complex="12pt" style:font-style-complex="normal"/>
    </style:style>
    <style:style style:name="T73" style:family="text">
      <style:text-properties style:font-name="Times New Roman2" fo:font-size="12pt" fo:font-style="italic" fo:font-weight="normal" fo:background-color="#ffff00" loext:char-shading-value="0" style:font-size-asian="12pt" style:font-size-complex="12pt"/>
    </style:style>
    <style:style style:name="T74" style:family="text">
      <style:text-properties style:font-name="Times New Roman2" fo:font-size="12pt" fo:font-style="italic" fo:font-weight="normal" fo:background-color="#ffff00" loext:char-shading-value="0" style:font-name-asian="OpenSymbol1" style:font-size-asian="12pt" style:font-style-asian="normal" style:font-name-complex="OpenSymbol1" style:font-size-complex="12pt" style:font-style-complex="normal"/>
    </style:style>
    <style:style style:name="T75" style:family="text">
      <style:text-properties style:font-name="Times New Roman2" fo:font-size="12pt" fo:font-style="italic" fo:background-color="#ffff00" loext:char-shading-value="0" style:font-size-asian="12pt" style:font-style-asian="normal" style:font-size-complex="12pt" style:font-style-complex="normal"/>
    </style:style>
    <style:style style:name="T76" style:family="text">
      <style:text-properties style:font-name="Times New Roman2" fo:font-size="12pt" fo:font-style="italic" fo:background-color="#ffff00" loext:char-shading-value="0" style:font-size-asian="12pt" style:font-size-complex="12pt"/>
    </style:style>
    <style:style style:name="T77" style:family="text">
      <style:text-properties style:font-name="Times New Roman2" fo:font-size="12pt" fo:font-style="normal" fo:background-color="#ffff00" loext:char-shading-value="0" style:font-size-asian="12pt" style:font-style-asian="normal" style:font-size-complex="12pt" style:font-style-complex="normal"/>
    </style:style>
    <style:style style:name="T78" style:family="text">
      <style:text-properties style:font-name="Times New Roman2" fo:font-size="10pt" fo:font-style="italic" style:font-size-asian="10pt" style:font-size-complex="10pt"/>
    </style:style>
    <style:style style:name="T79" style:family="text">
      <style:text-properties style:font-name="Times New Roman2" fo:font-size="10pt" fo:font-style="italic" fo:background-color="#ffff00" loext:char-shading-value="0" style:font-size-asian="10pt" style:font-size-complex="10pt"/>
    </style:style>
    <style:style style:name="T80" style:family="text">
      <style:text-properties style:font-name="Times New Roman2" fo:font-size="10pt" fo:font-style="normal" style:font-size-asian="10pt" style:font-style-asian="normal" style:font-size-complex="10pt" style:font-style-complex="normal"/>
    </style:style>
    <style:style style:name="T81" style:family="text">
      <style:text-properties style:font-name="Times New Roman2" fo:font-size="10pt" fo:font-style="normal" fo:background-color="#ffff00" loext:char-shading-value="0" style:font-size-asian="10pt" style:font-style-asian="normal" style:font-size-complex="10pt" style:font-style-complex="normal"/>
    </style:style>
    <style:style style:name="T82" style:family="text">
      <style:text-properties fo:color="#000000" loext:opacity="100%" style:font-name="OpenSymbol1" fo:font-size="10pt" fo:font-style="normal" style:font-size-asian="10pt" style:font-style-asian="normal" style:font-size-complex="10pt" style:font-style-complex="normal"/>
    </style:style>
    <style:style style:name="T83" style:family="text">
      <style:text-properties fo:color="#000000" loext:opacity="100%" style:font-name="OpenSymbol1" fo:font-size="10pt" fo:font-style="normal" officeooo:rsid="0077fa40" style:font-size-asian="10pt" style:font-style-asian="normal" style:font-size-complex="10pt" style:font-style-complex="normal"/>
    </style:style>
    <style:style style:name="T84" style:family="text">
      <style:text-properties fo:color="#000000" loext:opacity="100%" style:font-name="OpenSymbol1" fo:font-size="10pt" fo:font-style="normal" fo:font-weight="normal" style:font-size-asian="10pt" style:font-size-complex="10pt"/>
    </style:style>
    <style:style style:name="T85" style:family="text">
      <style:text-properties fo:color="#000000" loext:opacity="100%" style:font-name="OpenSymbol1" fo:font-size="10pt" fo:font-style="normal" fo:font-weight="normal" style:font-size-asian="10pt" style:font-style-asian="normal" style:font-weight-asian="normal" style:font-size-complex="10pt" style:font-style-complex="normal" style:font-weight-complex="normal"/>
    </style:style>
    <style:style style:name="T86" style:family="text">
      <style:text-properties fo:color="#000000" loext:opacity="100%" style:font-name="OpenSymbol1" fo:font-size="10pt" fo:font-style="normal" fo:font-weight="normal" style:font-size-asian="10pt" style:font-style-asian="normal" style:font-size-complex="10pt" style:font-style-complex="normal"/>
    </style:style>
    <style:style style:name="T87" style:family="text">
      <style:text-properties fo:color="#000000" loext:opacity="100%" style:font-name="OpenSymbol1" fo:font-size="10pt" fo:font-style="normal" fo:font-weight="normal" style:font-name-asian="OpenSymbol3" style:font-size-asian="10pt" style:font-style-asian="normal" style:font-name-complex="OpenSymbol3" style:font-size-complex="10pt" style:font-style-complex="normal"/>
    </style:style>
    <style:style style:name="T88" style:family="text">
      <style:text-properties fo:color="#000000" loext:opacity="100%" style:font-name="OpenSymbol1" fo:font-size="10pt" fo:font-style="normal" fo:font-weight="normal" fo:background-color="#ffff00" loext:char-shading-value="0" style:font-size-asian="10pt" style:font-style-asian="normal" style:font-size-complex="10pt" style:font-style-complex="normal"/>
    </style:style>
    <style:style style:name="T89" style:family="text">
      <style:text-properties fo:color="#000000" loext:opacity="100%" style:font-name="OpenSymbol1" fo:font-size="10pt" fo:font-style="normal" fo:font-weight="normal" fo:background-color="transparent" loext:char-shading-value="0" style:font-size-asian="10pt" style:font-style-asian="normal" style:font-size-complex="10pt" style:font-style-complex="normal"/>
    </style:style>
    <style:style style:name="T90" style:family="text">
      <style:text-properties fo:color="#000000" loext:opacity="100%" style:font-name="OpenSymbol1" fo:font-size="10pt" fo:font-style="normal" fo:font-weight="normal" officeooo:rsid="0077fa40" fo:background-color="transparent" loext:char-shading-value="0" style:font-size-asian="10pt" style:font-style-asian="normal" style:font-size-complex="10pt" style:font-style-complex="normal"/>
    </style:style>
    <style:style style:name="T91" style:family="text">
      <style:text-properties fo:color="#000000" loext:opacity="100%" style:font-name="OpenSymbol1" fo:font-size="10pt" fo:font-style="normal" officeooo:rsid="0077fa40" fo:background-color="transparent" loext:char-shading-value="0" style:font-size-asian="10pt" style:font-style-asian="normal" style:font-size-complex="10pt" style:font-style-complex="normal"/>
    </style:style>
    <style:style style:name="T92" style:family="text">
      <style:text-properties fo:color="#000000" loext:opacity="100%" style:font-name="OpenSymbol1" fo:font-size="10pt" fo:font-style="italic" fo:background-color="#ffff00" loext:char-shading-value="0" style:font-name-asian="OpenSymbol1" style:font-size-asian="10pt" style:font-style-asian="normal" style:font-name-complex="OpenSymbol1" style:font-size-complex="10pt" style:font-style-complex="normal"/>
    </style:style>
    <style:style style:name="T93" style:family="text">
      <style:text-properties fo:color="#000000" loext:opacity="100%" style:font-name="OpenSymbol1" fo:font-size="10pt" fo:font-style="italic" fo:font-weight="normal" fo:background-color="#ffff00" loext:char-shading-value="0" style:font-name-asian="OpenSymbol1" style:font-size-asian="10pt" style:font-style-asian="normal" style:font-name-complex="OpenSymbol1" style:font-size-complex="10pt" style:font-style-complex="normal"/>
    </style:style>
    <style:style style:name="T94" style:family="text">
      <style:text-properties fo:color="#000000" loext:opacity="100%" style:font-name="Bitstream Vera Sans3" fo:font-size="10pt" fo:font-style="normal" fo:font-weight="normal" style:font-size-asian="10pt" style:font-size-complex="10pt"/>
    </style:style>
    <style:style style:name="T95" style:family="text">
      <style:text-properties fo:color="#000000" loext:opacity="100%" style:font-name="Bitstream Vera Sans3" fo:font-size="10pt" fo:font-style="normal" fo:font-weight="normal" style:font-size-asian="10pt" style:font-style-asian="normal" style:font-weight-asian="normal" style:font-size-complex="10pt" style:font-style-complex="normal" style:font-weight-complex="normal"/>
    </style:style>
    <style:style style:name="T96" style:family="text">
      <style:text-properties fo:color="#000000" loext:opacity="100%" style:font-name="Bitstream Vera Sans3" fo:font-size="10pt" fo:font-style="normal" fo:font-weight="normal" style:font-size-asian="10pt" style:font-style-asian="normal" style:font-size-complex="10pt" style:font-style-complex="normal"/>
    </style:style>
    <style:style style:name="T97" style:family="text">
      <style:text-properties fo:color="#000000" loext:opacity="100%" style:font-name="Bitstream Vera Sans3" fo:font-size="10pt" fo:font-style="normal" fo:font-weight="normal" style:font-name-asian="OpenSymbol3" style:font-size-asian="10pt" style:font-style-asian="normal" style:font-name-complex="OpenSymbol3" style:font-size-complex="10pt" style:font-style-complex="normal"/>
    </style:style>
    <style:style style:name="T98" style:family="text">
      <style:text-properties fo:color="#000000" loext:opacity="100%" style:font-name="Bitstream Vera Sans3" fo:font-size="10pt" fo:font-style="normal" fo:font-weight="normal" fo:background-color="#ffff00" loext:char-shading-value="0" style:font-size-asian="10pt" style:font-style-asian="normal" style:font-size-complex="10pt" style:font-style-complex="normal"/>
    </style:style>
    <style:style style:name="T99" style:family="text">
      <style:text-properties fo:color="#000000" loext:opacity="100%" style:font-name="Bitstream Vera Sans3"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100" style:family="text">
      <style:text-properties fo:color="#000000" loext:opacity="100%" style:font-name="Bitstream Vera Sans3" fo:font-size="10pt" fo:font-style="normal" fo:font-weight="normal" officeooo:rsid="0077fa40" fo:background-color="transparent" loext:char-shading-value="0" style:font-size-asian="10pt" style:font-style-asian="normal" style:font-size-complex="10pt" style:font-style-complex="normal"/>
    </style:style>
    <style:style style:name="T101" style:family="text">
      <style:text-properties fo:color="#000000" loext:opacity="100%" style:font-name="Bitstream Vera Sans3" fo:font-size="10pt" fo:font-style="normal" style:font-size-asian="10pt" style:font-style-asian="normal" style:font-size-complex="10pt" style:font-style-complex="normal"/>
    </style:style>
    <style:style style:name="T102" style:family="text">
      <style:text-properties fo:color="#000000" loext:opacity="100%" style:font-name="Bitstream Vera Sans3" fo:font-size="10pt" fo:font-style="normal" fo:background-color="#ffff00" loext:char-shading-value="0" style:font-size-asian="10pt" style:font-style-asian="normal" style:font-size-complex="10pt" style:font-style-complex="normal"/>
    </style:style>
    <style:style style:name="T103" style:family="text">
      <style:text-properties fo:color="#000000" loext:opacity="100%" style:font-name="Bitstream Vera Sans3" fo:font-size="10pt" fo:font-style="italic" fo:font-weight="normal" style:font-size-asian="10pt" style:font-style-asian="italic" style:font-weight-asian="normal" style:font-size-complex="10pt" style:font-style-complex="italic" style:font-weight-complex="normal"/>
    </style:style>
    <style:style style:name="T104" style:family="text">
      <style:text-properties fo:color="#000000" loext:opacity="100%" style:font-name="Bitstream Vera Sans3" fo:font-size="10pt" fo:font-style="italic" fo:font-weight="normal" style:font-size-asian="10pt" style:font-style-asian="italic" style:font-size-complex="10pt" style:font-style-complex="italic"/>
    </style:style>
    <style:style style:name="T105" style:family="text">
      <style:text-properties fo:color="#000000" loext:opacity="100%" style:font-name="Bitstream Vera Sans3" fo:font-size="10pt" fo:font-style="italic" fo:font-weight="normal" fo:background-color="#ffff00" loext:char-shading-value="0" style:font-size-asian="10pt" style:font-style-asian="normal" style:font-size-complex="10pt" style:font-style-complex="normal"/>
    </style:style>
    <style:style style:name="T106" style:family="text">
      <style:text-properties fo:color="#000000" loext:opacity="100%" style:font-name="Bitstream Vera Sans3" fo:font-size="10pt" fo:font-style="italic" fo:background-color="#ffff00" loext:char-shading-value="0" style:font-size-asian="10pt" style:font-style-asian="normal" style:font-size-complex="10pt" style:font-style-complex="normal"/>
    </style:style>
    <style:style style:name="T107" style:family="text">
      <style:text-properties fo:color="#000000" loext:opacity="100%" style:font-name="Bitstream Vera Sans3" fo:font-size="12pt" fo:font-style="italic" fo:font-weight="normal" style:font-size-asian="12pt" style:font-style-asian="normal" style:font-size-complex="12pt" style:font-style-complex="normal"/>
    </style:style>
    <style:style style:name="T108" style:family="text">
      <style:text-properties fo:color="#000000" loext:opacity="100%" style:font-name="Bitstream Vera Sans3" fo:font-size="12pt" fo:font-style="italic" fo:font-weight="normal" fo:background-color="#ffff00" loext:char-shading-value="0" style:font-size-asian="12pt" style:font-style-asian="normal" style:font-size-complex="12pt" style:font-style-complex="normal"/>
    </style:style>
    <style:style style:name="T109" style:family="text">
      <style:text-properties fo:color="#000000" loext:opacity="100%" style:font-name="Bitstream Vera Sans3" fo:font-size="12pt" fo:font-style="italic" fo:background-color="#ffff00" loext:char-shading-value="0" style:font-size-asian="12pt" style:font-style-asian="normal" style:font-size-complex="12pt" style:font-style-complex="normal"/>
    </style:style>
    <style:style style:name="T110" style:family="text">
      <style:text-properties fo:color="#000000" loext:opacity="100%" style:font-name="Times New Roman2" fo:font-size="12pt" fo:font-style="italic" fo:font-weight="normal" style:font-size-asian="12pt" style:font-style-asian="normal" style:font-size-complex="12pt" style:font-style-complex="normal"/>
    </style:style>
    <style:style style:name="T111" style:family="text">
      <style:text-properties fo:color="#000000" loext:opacity="100%" style:font-name="Times New Roman2" fo:font-size="12pt" fo:font-style="italic" fo:font-weight="normal" style:font-size-asian="12pt" style:font-style-asian="normal" style:font-weight-asian="normal" style:font-size-complex="12pt" style:font-style-complex="normal" style:font-weight-complex="normal"/>
    </style:style>
    <style:style style:name="T112" style:family="text">
      <style:text-properties fo:color="#000000" loext:opacity="100%" style:font-name="Times New Roman2" fo:font-size="12pt" fo:font-style="italic" fo:font-weight="normal" fo:background-color="#ffff00" loext:char-shading-value="0" style:font-size-asian="12pt" style:font-style-asian="normal" style:font-size-complex="12pt" style:font-style-complex="normal"/>
    </style:style>
    <style:style style:name="T113" style:family="text">
      <style:text-properties fo:color="#000000" loext:opacity="100%" style:font-name="Times New Roman2" fo:font-size="12pt" fo:font-style="italic" fo:font-weight="normal" fo:background-color="#ffff00" loext:char-shading-value="0" style:font-size-asian="12pt" style:font-style-asian="normal" style:font-weight-asian="normal" style:font-size-complex="12pt" style:font-style-complex="normal" style:font-weight-complex="normal"/>
    </style:style>
    <style:style style:name="T114" style:family="text">
      <style:text-properties fo:color="#000000" loext:opacity="100%" style:font-name="Times New Roman2" fo:font-size="12pt" fo:font-style="italic" fo:font-weight="normal" fo:background-color="#ffff00" loext:char-shading-value="0" style:font-size-asian="12pt" style:font-style-asian="italic" style:font-size-complex="12pt" style:font-style-complex="italic"/>
    </style:style>
    <style:style style:name="T115" style:family="text">
      <style:text-properties fo:color="#000000" loext:opacity="100%" style:font-name="Times New Roman2" fo:font-size="12pt" fo:font-style="italic" fo:font-weight="normal" style:font-size-asian="10pt" style:font-style-asian="normal" style:font-weight-asian="normal" style:font-size-complex="10pt" style:font-style-complex="normal" style:font-weight-complex="normal"/>
    </style:style>
    <style:style style:name="T116" style:family="text">
      <style:text-properties fo:color="#000000" loext:opacity="100%" style:font-name="Times New Roman2" fo:font-size="12pt" fo:font-style="italic" style:font-size-asian="12pt" style:font-size-complex="12pt"/>
    </style:style>
    <style:style style:name="T117" style:family="text">
      <style:text-properties fo:color="#000000" loext:opacity="100%" style:font-name="Times New Roman2" fo:font-size="12pt" fo:font-style="italic" style:font-size-asian="12pt" style:font-style-asian="normal" style:font-size-complex="12pt" style:font-style-complex="normal"/>
    </style:style>
    <style:style style:name="T118" style:family="text">
      <style:text-properties fo:color="#000000" loext:opacity="100%" style:font-name="Times New Roman2" fo:font-size="12pt" fo:font-style="italic" fo:background-color="#ffff00" loext:char-shading-value="0" style:font-size-asian="12pt" style:font-style-asian="normal" style:font-size-complex="12pt" style:font-style-complex="normal"/>
    </style:style>
    <style:style style:name="T119" style:family="text">
      <style:text-properties fo:color="#000000" loext:opacity="100%" style:font-name="Times New Roman2" fo:font-size="12pt" fo:font-style="normal" fo:font-weight="normal" fo:background-color="#ffff00" loext:char-shading-value="0" style:font-size-asian="12pt" style:font-style-asian="normal" style:font-size-complex="12pt" style:font-style-complex="normal"/>
    </style:style>
    <style:style style:name="T120" style:family="text">
      <style:text-properties fo:color="#000000" loext:opacity="100%" style:font-size-asian="10pt" style:font-style-asian="normal" style:font-size-complex="10pt" style:font-style-complex="normal"/>
    </style:style>
    <style:style style:name="T121" style:family="text">
      <style:text-properties fo:color="#000000" loext:opacity="100%" style:text-position="0% 100%" style:font-name="Bitstream Vera Sans3" fo:font-size="10pt" fo:font-style="normal" fo:background-color="#ffff00" loext:char-shading-value="0" style:font-size-asian="10pt" style:font-style-asian="normal" style:font-size-complex="10pt" style:font-style-complex="normal"/>
    </style:style>
    <style:style style:name="T122" style:family="text">
      <style:text-properties fo:color="#000000" loext:opacity="100%" style:text-position="0% 100%" style:font-name="Bitstream Vera Sans3" fo:font-size="10pt" fo:font-style="normal" fo:background-color="#ffff00" loext:char-shading-value="0" style:font-name-asian="OpenSymbol1" style:font-size-asian="10pt" style:font-style-asian="normal" style:font-name-complex="OpenSymbol1" style:font-size-complex="10pt" style:font-style-complex="normal"/>
    </style:style>
    <style:style style:name="T123" style:family="text">
      <style:text-properties fo:color="#000000" loext:opacity="100%" style:text-position="0% 100%" style:font-name="Bitstream Vera Sans3"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24" style:family="text">
      <style:text-properties fo:color="#000000" loext:opacity="100%" style:text-position="0% 100%" style:font-name="Times New Roman2" fo:font-size="12pt" fo:font-style="italic" fo:background-color="#ffff00" loext:char-shading-value="0" style:font-name-asian="OpenSymbol1" style:font-size-asian="12pt" style:font-style-asian="normal" style:font-name-complex="OpenSymbol1" style:font-size-complex="12pt" style:font-style-complex="normal"/>
    </style:style>
    <style:style style:name="T125" style:family="text">
      <style:text-properties fo:color="#000000" loext:opacity="100%" style:text-position="0% 100%" style:font-name="Times New Roman2" fo:font-size="12pt" fo:font-style="italic" fo:font-weight="normal" fo:background-color="#ffff00" loext:char-shading-value="0" style:font-name-asian="OpenSymbol1" style:font-size-asian="12pt" style:font-style-asian="normal" style:font-name-complex="OpenSymbol1" style:font-size-complex="12pt" style:font-style-complex="normal"/>
    </style:style>
    <style:style style:name="T126" style:family="text">
      <style:text-properties fo:color="#000000" loext:opacity="100%" style:text-position="0% 100%" fo:background-color="#ffff00" loext:char-shading-value="0" style:font-size-asian="10pt" style:font-style-asian="normal" style:font-size-complex="10pt" style:font-style-complex="normal"/>
    </style:style>
    <style:style style:name="T127" style:family="text">
      <style:text-properties fo:color="#000000" loext:opacity="100%" style:text-position="0% 100%" style:font-name="Symbol" fo:font-size="11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28" style:family="text">
      <style:text-properties fo:color="#000000" loext:opacity="100%" style:text-position="0% 100%" style:font-name="Bitstream Vera Sans"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29" style:family="text">
      <style:text-properties fo:color="#000000" loext:opacity="100%" style:text-position="0% 100%" style:font-name="Bitstream Vera Sans" fo:font-style="normal" fo:font-weight="normal" fo:background-color="#ffff00" loext:char-shading-value="0" style:font-size-asian="10pt" style:font-style-asian="normal" style:font-size-complex="10pt" style:font-style-complex="normal"/>
    </style:style>
    <style:style style:name="T130" style:family="text">
      <style:text-properties fo:color="#000000" loext:opacity="100%" style:font-name="Symbol" fo:font-size="11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31" style:family="text">
      <style:text-properties fo:color="#000000" loext:opacity="100%" style:font-name="Symbol" fo:font-size="11pt" fo:font-style="normal" fo:font-weight="normal" style:font-name-asian="OpenSymbol1" style:font-size-asian="10pt" style:font-style-asian="normal" style:font-name-complex="OpenSymbol1" style:font-size-complex="10pt" style:font-style-complex="normal"/>
    </style:style>
    <style:style style:name="T132" style:family="text">
      <style:text-properties fo:color="#000000" loext:opacity="100%" style:text-position="super 58%" style:font-name="Bitstream Vera Sans3" fo:font-size="10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133" style:family="text">
      <style:text-properties fo:color="#000000" loext:opacity="100%" style:text-position="super 58%" style:font-name="Bitstream Vera Sans3" fo:font-size="10pt" fo:font-style="normal" fo:background-color="#ffff00" loext:char-shading-value="0" style:font-size-asian="10pt" style:font-style-asian="normal" style:font-size-complex="10pt" style:font-style-complex="normal"/>
    </style:style>
    <style:style style:name="T134" style:family="text">
      <style:text-properties fo:color="#000000" loext:opacity="100%" fo:font-weight="normal" style:font-size-asian="10pt" style:font-style-asian="normal" style:font-weight-asian="normal" style:font-size-complex="10pt" style:font-style-complex="normal" style:font-weight-complex="normal"/>
    </style:style>
    <style:style style:name="T135" style:family="text">
      <style:text-properties fo:color="#000000" loext:opacity="100%" fo:font-size="10pt" fo:font-style="normal" officeooo:rsid="0077fa40" style:font-size-asian="10pt" style:font-style-asian="normal" style:font-size-complex="10pt" style:font-style-complex="normal"/>
    </style:style>
    <style:style style:name="T136" style:family="text">
      <style:text-properties fo:color="#b3b3b3" loext:opacity="100%" style:font-name="Bitstream Vera Sans3" fo:font-size="10pt" fo:font-style="normal" style:font-size-asian="10pt" style:font-style-asian="normal" style:font-size-complex="10pt" style:font-style-complex="normal"/>
    </style:style>
    <style:style style:name="T137" style:family="text">
      <style:text-properties fo:font-style="normal" fo:font-weight="normal"/>
    </style:style>
    <style:style style:name="T138" style:family="text">
      <style:text-properties fo:font-style="normal" fo:font-weight="normal" fo:background-color="#ffff00" loext:char-shading-value="0"/>
    </style:style>
    <style:style style:name="T139" style:family="text">
      <style:text-properties fo:font-weight="normal"/>
    </style:style>
    <style:style style:name="T140" style:family="text">
      <style:text-properties fo:font-weight="normal" officeooo:rsid="0077fa40" style:font-size-asian="10pt" style:font-style-asian="normal" style:font-size-complex="10pt" style:font-style-complex="normal"/>
    </style:style>
    <style:style style:name="T141" style:family="text">
      <style:text-properties fo:font-weight="normal" fo:background-color="#ffff00" loext:char-shading-value="0"/>
    </style:style>
    <style:style style:name="T142" style:family="text">
      <style:text-properties fo:text-transform="lowercase" style:font-name="Times New Roman2" fo:font-size="12pt" fo:font-style="italic" style:font-size-asian="12pt" style:font-size-complex="12pt"/>
    </style:style>
    <style:style style:name="T143" style:family="text">
      <style:text-properties fo:text-transform="lowercase" style:font-name="Times New Roman2" fo:font-size="12pt" fo:font-style="italic" fo:font-weight="normal" fo:background-color="#ffff00" loext:char-shading-value="0" style:font-size-asian="12pt" style:font-size-complex="12pt"/>
    </style:style>
    <style:style style:name="T144" style:family="text">
      <style:text-properties fo:text-transform="lowercase" fo:font-size="10pt" fo:font-style="normal" fo:font-weight="normal" style:font-size-asian="10pt" style:font-size-complex="10pt"/>
    </style:style>
    <style:style style:name="T145" style:family="text">
      <style:text-properties style:font-size-asian="10pt" style:font-style-asian="normal" style:font-size-complex="10pt" style:font-style-complex="normal"/>
    </style:style>
    <style:style style:name="T146" style:family="text">
      <style:text-properties officeooo:rsid="0077fa40" style:font-size-asian="10pt" style:font-style-asian="normal" style:font-size-complex="10pt" style:font-style-complex="normal"/>
    </style:style>
    <style:style style:name="T147" style:family="text">
      <style:text-properties style:use-window-font-color="true" loext:opacity="0%"/>
    </style:style>
    <style:style style:name="T148" style:family="text">
      <style:text-properties style:use-window-font-color="true" loext:opacity="0%" style:text-outline="false" style:text-line-through-style="none" style:text-line-through-type="none" style:font-name="Bitstream Vera Sans3"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149" style:family="text">
      <style:text-properties style:use-window-font-color="true" loext:opacity="0%" style:text-outline="false" style:text-line-through-style="none" style:text-line-through-type="none" style:font-name="Bitstream Vera Sans3"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50" style:family="text">
      <style:text-properties style:use-window-font-color="true" loext:opacity="0%" style:text-outline="false" style:text-line-through-style="none" style:text-line-through-type="none" style:font-name="Bitstream Vera Sans3" fo:font-size="10pt" fo:language="zxx" fo:country="none" fo:font-style="italic" fo:text-shadow="none" style:text-underline-style="none" fo:font-weight="normal" fo:background-color="transparent" loext:char-shading-value="0" style:font-name-asian="Times New Roman" style:font-size-asian="10pt" style:language-asian="zxx" style:country-asian="none" style:font-style-asian="italic" style:font-weight-asian="normal" style:font-name-complex="Times New Roman" style:font-size-complex="10pt" style:font-style-complex="italic" style:font-weight-complex="normal" style:text-emphasize="none" style:font-relief="none"/>
    </style:style>
    <style:style style:name="T151" style:family="text">
      <style:text-properties style:use-window-font-color="true" loext:opacity="0%" style:text-outline="false" style:text-line-through-style="none" style:text-line-through-type="none" style:font-name="OpenSymbol1"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52" style:family="text">
      <style:text-properties style:use-window-font-color="true" loext:opacity="0%" style:text-outline="false" style:text-line-through-style="none" style:text-line-through-type="none" style:font-name="OpenSymbol1" fo:font-size="10pt" fo:language="zxx" fo:country="none" fo:text-shadow="none" style:text-underline-style="none" fo:font-weight="normal" fo:background-color="transparent" loext:char-shading-value="0" style:font-name-asian="OpenSymbol1" style:font-size-asian="10pt" style:language-asian="zxx" style:country-asian="none" style:font-weight-asian="normal" style:font-name-complex="OpenSymbol1" style:font-size-complex="10pt" style:font-weight-complex="normal" style:text-emphasize="none" style:font-relief="none"/>
    </style:style>
    <style:style style:name="T153" style:family="text">
      <style:text-properties style:use-window-font-color="true" loext:opacity="0%" style:text-outline="false" style:text-line-through-style="none" style:text-line-through-type="none" style:font-name="Times New Roman" fo:font-size="12pt" fo:language="zxx" fo:country="none" fo:font-style="italic" fo:text-shadow="none" style:text-underline-style="none" fo:font-weight="normal" fo:background-color="transparent" loext:char-shading-value="0" style:font-name-asian="Times New Roman" style:font-size-asian="12pt" style:language-asian="zxx" style:country-asian="none" style:font-style-asian="italic" style:font-weight-asian="normal" style:font-name-complex="Times New Roman" style:font-size-complex="12pt" style:font-style-complex="italic" style:font-weight-complex="normal" style:text-emphasize="none" style:font-relief="none"/>
    </style:style>
    <style:style style:name="T154" style:family="text">
      <style:text-properties style:use-window-font-color="true" loext:opacity="0%" style:text-position="super 58%" fo:font-weight="normal" fo:background-color="#ffff00" loext:char-shading-value="0"/>
    </style:style>
    <style:style style:name="T155" style:family="text">
      <style:text-properties style:use-window-font-color="true" loext:opacity="0%" style:text-position="super 58%" fo:font-weight="normal" fo:background-color="#ffff00" loext:char-shading-value="0" style:font-size-asian="12pt" style:font-style-asian="normal" style:font-size-complex="12pt" style:font-style-complex="normal"/>
    </style:style>
    <style:style style:name="T156" style:family="text">
      <style:text-properties style:use-window-font-color="true" loext:opacity="0%" style:text-position="super 58%" fo:font-weight="normal" fo:background-color="#ffff00" loext:char-shading-value="0" style:font-name-asian="OpenSymbol1" style:font-size-asian="12pt" style:font-style-asian="normal" style:font-name-complex="OpenSymbol1" style:font-size-complex="12pt" style:font-style-complex="normal"/>
    </style:style>
    <style:style style:name="T157" style:family="text">
      <style:text-properties style:use-window-font-color="true" loext:opacity="0%" style:text-position="super 58%" fo:font-weight="normal" fo:background-color="#ffff00" loext:char-shading-value="0" style:font-name-asian="OpenSymbol3" style:font-name-complex="OpenSymbol3"/>
    </style:style>
    <style:style style:name="T158" style:family="text">
      <style:text-properties style:use-window-font-color="true" loext:opacity="0%" style:text-position="super 58%" style:font-name="Bitstream Vera Sans3" fo:font-size="10pt" fo:font-style="normal" style:font-size-asian="10pt" style:font-style-asian="normal" style:font-size-complex="10pt" style:font-style-complex="normal"/>
    </style:style>
    <style:style style:name="T159" style:family="text">
      <style:text-properties style:use-window-font-color="true" loext:opacity="0%" style:text-position="super 58%" style:font-name="Bitstream Vera Sans3" fo:font-size="10pt" fo:font-style="normal" fo:background-color="#ffff00" loext:char-shading-value="0" style:font-size-asian="10pt" style:font-style-asian="normal" style:font-size-complex="10pt" style:font-style-complex="normal"/>
    </style:style>
    <style:style style:name="T160" style:family="text">
      <style:text-properties style:use-window-font-color="true" loext:opacity="0%" style:text-position="super 58%" style:font-name="Bitstream Vera Sans3" fo:font-size="10pt" fo:font-style="normal" fo:font-weight="normal" fo:background-color="#ffff00" loext:char-shading-value="0" style:font-size-asian="10pt" style:font-style-asian="normal" style:font-weight-asian="normal" style:font-size-complex="10pt" style:font-style-complex="normal" style:font-weight-complex="normal"/>
    </style:style>
    <style:style style:name="T161" style:family="text">
      <style:text-properties style:use-window-font-color="true" loext:opacity="0%" style:text-position="super 58%" style:font-name="Bitstream Vera Sans3" fo:font-size="10pt" fo:font-style="normal" fo:font-weight="normal" fo:background-color="#ffff00" loext:char-shading-value="0" style:font-size-asian="10pt" style:font-style-asian="normal" style:font-size-complex="10pt" style:font-style-complex="normal"/>
    </style:style>
    <style:style style:name="T162" style:family="text">
      <style:text-properties style:use-window-font-color="true" loext:opacity="0%" style:text-position="super 58%" style:font-name="Bitstream Vera Sans3" fo:font-size="10pt" fo:font-style="normal" fo:font-weight="normal" fo:background-color="#ffff00" loext:char-shading-value="0" style:font-name-asian="OpenSymbol3" style:font-size-asian="10pt" style:font-style-asian="normal" style:font-name-complex="OpenSymbol3" style:font-size-complex="10pt" style:font-style-complex="normal"/>
    </style:style>
    <style:style style:name="T163" style:family="text">
      <style:text-properties style:use-window-font-color="true" loext:opacity="0%" style:text-position="super 58%" style:font-name="Bitstream Vera Sans3" fo:font-size="10pt" fo:font-style="normal" fo:font-weight="normal" style:font-size-asian="10pt" style:font-style-asian="normal" style:font-size-complex="10pt" style:font-style-complex="normal"/>
    </style:style>
    <style:style style:name="T164" style:family="text">
      <style:text-properties style:use-window-font-color="true" loext:opacity="0%" style:text-position="super 58%" fo:background-color="#ffff00" loext:char-shading-value="0"/>
    </style:style>
    <style:style style:name="T165" style:family="text">
      <style:text-properties style:use-window-font-color="true" loext:opacity="0%" style:font-name="Times New Roman2" fo:font-size="12pt" fo:font-style="italic" style:font-size-asian="12pt" style:font-size-complex="12pt"/>
    </style:style>
    <style:style style:name="T166" style:family="text">
      <style:text-properties style:use-window-font-color="true" loext:opacity="0%" style:font-name="Times New Roman2" fo:font-size="12pt" fo:font-style="italic" style:font-size-asian="12pt" style:font-style-asian="normal" style:font-size-complex="12pt" style:font-style-complex="normal"/>
    </style:style>
    <style:style style:name="T167" style:family="text">
      <style:text-properties style:use-window-font-color="true" loext:opacity="0%" style:font-name="Times New Roman2" fo:font-size="12pt" fo:font-style="italic" style:text-underline-style="none" fo:background-color="transparent" loext:char-shading-value="0" style:font-size-asian="12pt" style:font-weight-asian="normal" style:font-size-complex="12pt" style:font-weight-complex="normal"/>
    </style:style>
    <style:style style:name="T168" style:family="text">
      <style:text-properties style:use-window-font-color="true" loext:opacity="0%" style:font-name="Times New Roman2" fo:font-size="12pt" fo:font-style="italic" fo:background-color="#ffff00" loext:char-shading-value="0" style:font-size-asian="12pt" style:font-style-asian="normal" style:font-size-complex="12pt" style:font-style-complex="normal"/>
    </style:style>
    <style:style style:name="T169" style:family="text">
      <style:text-properties style:use-window-font-color="true" loext:opacity="0%" style:font-name="Times New Roman2" fo:font-size="12pt" fo:font-style="italic" fo:background-color="#ffff00" loext:char-shading-value="0" style:font-size-asian="12pt" style:font-size-complex="12pt"/>
    </style:style>
    <style:style style:name="T170" style:family="text">
      <style:text-properties style:use-window-font-color="true" loext:opacity="0%" style:font-name="Times New Roman2" fo:font-size="12pt" fo:font-style="italic" fo:font-weight="normal" fo:background-color="#ffff00" loext:char-shading-value="0" style:font-size-asian="12pt" style:font-style-asian="normal" style:font-size-complex="12pt" style:font-style-complex="normal"/>
    </style:style>
    <style:style style:name="T171" style:family="text">
      <style:text-properties style:use-window-font-color="true" loext:opacity="0%" style:font-name="Times New Roman2" fo:font-size="12pt" fo:font-style="italic" fo:font-weight="normal" fo:background-color="#ffff00" loext:char-shading-value="0" style:font-size-asian="12pt" style:font-style-asian="normal" style:font-weight-asian="normal" style:font-size-complex="12pt" style:font-style-complex="normal" style:font-weight-complex="normal"/>
    </style:style>
    <style:style style:name="T172" style:family="text">
      <style:text-properties style:use-window-font-color="true" loext:opacity="0%" style:font-name="Times New Roman2" fo:font-size="12pt" fo:font-style="italic" fo:font-weight="normal" fo:background-color="#ffff00" loext:char-shading-value="0" style:font-size-asian="12pt" style:font-size-complex="12pt"/>
    </style:style>
    <style:style style:name="T173" style:family="text">
      <style:text-properties style:use-window-font-color="true" loext:opacity="0%" style:font-name="Times New Roman2" fo:font-size="12pt" fo:font-style="italic" fo:font-weight="normal" fo:background-color="#ffff00" loext:char-shading-value="0" style:font-name-asian="OpenSymbol3" style:font-size-asian="12pt" style:font-name-complex="OpenSymbol3" style:font-size-complex="12pt"/>
    </style:style>
    <style:style style:name="T174" style:family="text">
      <style:text-properties style:use-window-font-color="true" loext:opacity="0%" style:font-name="Times New Roman2" fo:font-size="10pt" fo:font-style="normal" style:font-size-asian="10pt" style:font-style-asian="normal" style:font-size-complex="10pt" style:font-style-complex="normal"/>
    </style:style>
    <style:style style:name="T175" style:family="text">
      <style:text-properties style:use-window-font-color="true" loext:opacity="0%" style:font-name="Times New Roman2" fo:font-size="10pt" fo:font-style="normal" fo:background-color="#ffff00" loext:char-shading-value="0" style:font-size-asian="10pt" style:font-style-asian="normal" style:font-size-complex="10pt" style:font-style-complex="normal"/>
    </style:style>
    <style:style style:name="T176" style:family="text">
      <style:text-properties style:use-window-font-color="true" loext:opacity="0%" style:font-name="Bitstream Vera Sans3"/>
    </style:style>
    <style:style style:name="T177" style:family="text">
      <style:text-properties style:use-window-font-color="true" loext:opacity="0%" style:font-name="Bitstream Vera Sans3" fo:font-size="10pt" fo:font-style="normal" style:font-size-asian="10pt" style:font-style-asian="normal" style:font-size-complex="10pt" style:font-style-complex="normal"/>
    </style:style>
    <style:style style:name="T178" style:family="text">
      <style:text-properties style:use-window-font-color="true" loext:opacity="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179" style:family="text">
      <style:text-properties style:use-window-font-color="true" loext:opacity="0%"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80" style:family="text">
      <style:text-properties style:use-window-font-color="true" loext:opacity="0%" style:font-name="Bitstream Vera Sans3" fo:font-size="10pt" fo:font-style="normal" fo:background-color="#ffff00" loext:char-shading-value="0" style:font-size-asian="10pt" style:font-style-asian="normal" style:font-size-complex="10pt" style:font-style-complex="normal"/>
    </style:style>
    <style:style style:name="T181" style:family="text">
      <style:text-properties style:use-window-font-color="true" loext:opacity="0%" style:font-name="Bitstream Vera Sans3" fo:font-size="10pt" fo:font-style="normal" fo:font-weight="normal" style:font-size-asian="10pt" style:font-style-asian="normal" style:font-size-complex="10pt" style:font-style-complex="normal"/>
    </style:style>
    <style:style style:name="T182" style:family="text">
      <style:text-properties style:use-window-font-color="true" loext:opacity="0%" style:font-name="Bitstream Vera Sans3" fo:font-size="10pt" fo:font-style="normal" fo:font-weight="normal" style:font-size-asian="10pt" style:font-style-asian="normal" style:font-weight-asian="normal" style:font-size-complex="10pt" style:font-style-complex="normal" style:font-weight-complex="normal"/>
    </style:style>
    <style:style style:name="T183" style:family="text">
      <style:text-properties style:use-window-font-color="true" loext:opacity="0%" style:font-name="Bitstream Vera Sans3" fo:font-size="10pt" fo:font-style="normal" fo:font-weight="normal" style:font-size-asian="10pt" style:font-size-complex="10pt"/>
    </style:style>
    <style:style style:name="T184" style:family="text">
      <style:text-properties style:use-window-font-color="true" loext:opacity="0%" style:font-name="Bitstream Vera Sans3" fo:font-size="10pt" fo:font-style="normal" fo:font-weight="normal" fo:background-color="#ffff00" loext:char-shading-value="0" style:font-size-asian="10pt" style:font-style-asian="normal" style:font-size-complex="10pt" style:font-style-complex="normal"/>
    </style:style>
    <style:style style:name="T185" style:family="text">
      <style:text-properties style:use-window-font-color="true" loext:opacity="0%" style:font-name="Bitstream Vera Sans3" fo:font-size="10pt" fo:font-style="normal" fo:font-weight="normal" fo:background-color="#ffff00" loext:char-shading-value="0" style:font-name-asian="OpenSymbol3" style:font-size-asian="10pt" style:font-style-asian="normal" style:font-name-complex="OpenSymbol3" style:font-size-complex="10pt" style:font-style-complex="normal"/>
    </style:style>
    <style:style style:name="T186" style:family="text">
      <style:text-properties style:use-window-font-color="true" loext:opacity="0%" style:font-name="Bitstream Vera Sans3" fo:font-size="10pt" fo:font-style="normal" fo:font-weight="normal" style:font-name-asian="OpenSymbol3" style:font-size-asian="10pt" style:font-style-asian="normal" style:font-name-complex="OpenSymbol3" style:font-size-complex="10pt" style:font-style-complex="normal"/>
    </style:style>
    <style:style style:name="T187" style:family="text">
      <style:text-properties style:use-window-font-color="true" loext:opacity="0%" style:font-name="Bitstream Vera Sans3" fo:font-size="10pt" fo:font-style="normal" officeooo:rsid="0077fa40" fo:background-color="transparent" loext:char-shading-value="0"/>
    </style:style>
    <style:style style:name="T188" style:family="text">
      <style:text-properties style:use-window-font-color="true" loext:opacity="0%" style:font-name="Bitstream Vera Sans3" fo:font-size="10pt" fo:font-style="normal" officeooo:rsid="0077fa40" fo:background-color="transparent" loext:char-shading-value="0" style:font-size-asian="10pt" style:font-style-asian="normal" style:font-size-complex="10pt" style:font-style-complex="normal"/>
    </style:style>
    <style:style style:name="T189" style:family="text">
      <style:text-properties style:use-window-font-color="true" loext:opacity="0%" style:font-name="Bitstream Vera Sans3" fo:font-size="10pt" fo:font-style="italic" style:text-underline-style="none" fo:font-weight="normal" style:font-size-asian="10pt" style:font-style-asian="italic" style:font-weight-asian="normal" style:font-size-complex="10pt" style:font-style-complex="italic" style:font-weight-complex="normal"/>
    </style:style>
    <style:style style:name="T190" style:family="text">
      <style:text-properties style:use-window-font-color="true" loext:opacity="0%" style:font-name="Bitstream Vera Sans3" fo:font-size="10pt" fo:font-style="italic" style:text-underline-style="none" fo:background-color="transparent" loext:char-shading-value="0" style:font-size-asian="10pt" style:font-weight-asian="normal" style:font-size-complex="10pt" style:font-weight-complex="normal"/>
    </style:style>
    <style:style style:name="T191" style:family="text">
      <style:text-properties style:use-window-font-color="true" loext:opacity="0%" style:font-name="Bitstream Vera Sans3" fo:font-size="10pt" fo:font-style="italic" style:font-size-asian="10pt" style:font-size-complex="10pt"/>
    </style:style>
    <style:style style:name="T192" style:family="text">
      <style:text-properties style:use-window-font-color="true" loext:opacity="0%" style:font-name="Bitstream Vera Sans3" fo:font-size="10pt" fo:font-style="italic" fo:font-weight="normal" style:font-size-asian="10pt" style:font-style-asian="normal" style:font-size-complex="10pt" style:font-style-complex="normal"/>
    </style:style>
    <style:style style:name="T193" style:family="text">
      <style:text-properties style:use-window-font-color="true" loext:opacity="0%" style:font-name="Bitstream Vera Sans3" fo:font-size="10pt" fo:font-style="italic" fo:font-weight="normal" style:font-size-asian="10pt" style:font-style-asian="italic" style:font-weight-asian="normal" style:font-size-complex="10pt" style:font-style-complex="italic" style:font-weight-complex="normal"/>
    </style:style>
    <style:style style:name="T194" style:family="text">
      <style:text-properties style:use-window-font-color="true" loext:opacity="0%" style:font-name="Bitstream Vera Sans3" fo:font-size="10pt" fo:font-style="italic" fo:font-weight="normal" fo:background-color="#ffff00" loext:char-shading-value="0" style:font-size-asian="10pt" style:font-style-asian="normal" style:font-size-complex="10pt" style:font-style-complex="normal"/>
    </style:style>
    <style:style style:name="T195" style:family="text">
      <style:text-properties style:use-window-font-color="true" loext:opacity="0%" style:font-name="Bitstream Vera Sans3" style:text-underline-style="none" fo:background-color="transparent" loext:char-shading-value="0" style:font-weight-asian="normal" style:font-weight-complex="normal"/>
    </style:style>
    <style:style style:name="T196" style:family="text">
      <style:text-properties style:use-window-font-color="true" loext:opacity="0%" style:font-name="Bitstream Vera Sans3" fo:background-color="#ffff00" loext:char-shading-value="0"/>
    </style:style>
    <style:style style:name="T197" style:family="text">
      <style:text-properties style:use-window-font-color="true" loext:opacity="0%" style:font-name="Bitstream Vera Sans3" fo:background-color="#ffff00" loext:char-shading-value="0" style:font-size-asian="10pt" style:font-style-asian="normal" style:font-size-complex="10pt" style:font-style-complex="normal"/>
    </style:style>
    <style:style style:name="T198" style:family="text">
      <style:text-properties style:use-window-font-color="true" loext:opacity="0%" style:font-name="Bitstream Vera Sans3" fo:font-weight="normal" fo:background-color="#ffff00" loext:char-shading-value="0" style:font-name-asian="OpenSymbol3" style:font-size-asian="10pt" style:font-style-asian="normal" style:font-name-complex="OpenSymbol3" style:font-size-complex="10pt" style:font-style-complex="normal"/>
    </style:style>
    <style:style style:name="T199" style:family="text">
      <style:text-properties style:use-window-font-color="true" loext:opacity="0%" style:font-name="Bitstream Vera Sans3" fo:font-weight="normal" fo:background-color="#ffff00" loext:char-shading-value="0" style:font-name-asian="OpenSymbol3" style:font-name-complex="OpenSymbol3"/>
    </style:style>
    <style:style style:name="T200" style:family="text">
      <style:text-properties style:use-window-font-color="true" loext:opacity="0%" style:font-name="Bitstream Vera Sans3" officeooo:rsid="0077fa40"/>
    </style:style>
    <style:style style:name="T201" style:family="text">
      <style:text-properties style:use-window-font-color="true" loext:opacity="0%" style:font-name="OpenSymbol1"/>
    </style:style>
    <style:style style:name="T202" style:family="text">
      <style:text-properties style:use-window-font-color="true" loext:opacity="0%" style:font-name="OpenSymbol1" fo:font-size="10pt" fo:font-style="normal" style:font-size-asian="10pt" style:font-style-asian="normal" style:font-size-complex="10pt" style:font-style-complex="normal"/>
    </style:style>
    <style:style style:name="T203" style:family="text">
      <style:text-properties style:use-window-font-color="true" loext:opacity="0%" style:font-name="OpenSymbol1" fo:font-size="10pt" fo:font-style="normal" style:text-underline-style="none" fo:font-weight="bold" fo:background-color="#ffff00" loext:char-shading-value="0" style:font-size-asian="10pt" style:font-style-asian="normal" style:font-weight-asian="bold" style:font-size-complex="10pt" style:font-style-complex="normal" style:font-weight-complex="bold"/>
    </style:style>
    <style:style style:name="T204" style:family="text">
      <style:text-properties style:use-window-font-color="true" loext:opacity="0%" style:font-name="OpenSymbol1" fo:font-size="10pt" fo:font-style="normal"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205" style:family="text">
      <style:text-properties style:use-window-font-color="true" loext:opacity="0%" style:font-name="OpenSymbol1" fo:font-size="10pt" fo:font-style="normal" style:text-underline-style="none" fo:font-weight="bold" fo:background-color="transparent" loext:char-shading-value="0" style:font-size-asian="10pt" style:font-style-asian="normal" style:font-weight-asian="bold" style:font-size-complex="10pt" style:font-style-complex="normal" style:font-weight-complex="bold"/>
    </style:style>
    <style:style style:name="T206" style:family="text">
      <style:text-properties style:use-window-font-color="true" loext:opacity="0%" style:font-name="OpenSymbol1" fo:font-size="10pt" fo:font-style="normal" fo:font-weight="normal" fo:background-color="#ffff00" loext:char-shading-value="0" style:font-size-asian="10pt" style:font-style-asian="normal" style:font-size-complex="10pt" style:font-style-complex="normal"/>
    </style:style>
    <style:style style:name="T207" style:family="text">
      <style:text-properties style:use-window-font-color="true" loext:opacity="0%" style:font-name="OpenSymbol1" fo:font-size="10pt" fo:font-style="normal" fo:font-weight="normal" fo:background-color="#ffff00" loext:char-shading-value="0" style:font-name-asian="OpenSymbol3" style:font-size-asian="10pt" style:font-style-asian="normal" style:font-name-complex="OpenSymbol3" style:font-size-complex="10pt" style:font-style-complex="normal"/>
    </style:style>
    <style:style style:name="T208" style:family="text">
      <style:text-properties style:use-window-font-color="true" loext:opacity="0%" style:font-name="OpenSymbol1" fo:font-size="10pt" fo:font-style="normal" fo:font-weight="normal" style:font-size-asian="10pt" style:font-size-complex="10pt"/>
    </style:style>
    <style:style style:name="T209" style:family="text">
      <style:text-properties style:use-window-font-color="true" loext:opacity="0%" style:font-name="OpenSymbol1" fo:font-size="10pt" fo:font-style="normal" fo:font-weight="normal" style:font-size-asian="10pt" style:font-style-asian="normal" style:font-weight-asian="normal" style:font-size-complex="10pt" style:font-style-complex="normal" style:font-weight-complex="normal"/>
    </style:style>
    <style:style style:name="T210" style:family="text">
      <style:text-properties style:use-window-font-color="true" loext:opacity="0%" style:font-name="OpenSymbol1" fo:font-size="10pt" fo:font-style="italic" style:font-name-asian="OpenSymbol1" style:font-size-asian="10pt" style:font-style-asian="normal" style:font-name-complex="OpenSymbol1" style:font-size-complex="10pt" style:font-style-complex="normal"/>
    </style:style>
    <style:style style:name="T211" style:family="text">
      <style:text-properties style:use-window-font-color="true" loext:opacity="0%" style:font-name="OpenSymbol1" fo:font-style="normal" fo:font-weight="normal"/>
    </style:style>
    <style:style style:name="T212" style:family="text">
      <style:text-properties style:use-window-font-color="true" loext:opacity="0%" style:text-underline-style="none" fo:background-color="transparent" loext:char-shading-value="0" style:font-weight-asian="normal" style:font-weight-complex="normal"/>
    </style:style>
    <style:style style:name="T213" style:family="text">
      <style:text-properties style:use-window-font-color="true" loext:opacity="0%" fo:font-size="10pt" fo:font-style="italic" style:font-size-asian="10pt" style:font-size-complex="10pt"/>
    </style:style>
    <style:style style:name="T214" style:family="text">
      <style:text-properties style:use-window-font-color="true" loext:opacity="0%" fo:font-size="10pt" fo:font-style="normal" fo:font-weight="normal" style:font-size-asian="10pt" style:font-size-complex="10pt"/>
    </style:style>
    <style:style style:name="T215" style:family="text">
      <style:text-properties style:use-window-font-color="true" loext:opacity="0%" style:font-name="Symbol1" fo:font-size="10pt" fo:font-style="normal" style:text-underline-style="none" fo:font-weight="normal" style:font-name-asian="Symbol1" style:font-size-asian="10pt" style:font-style-asian="normal" style:font-weight-asian="normal" style:font-name-complex="Symbol1" style:font-size-complex="10pt" style:font-style-complex="normal" style:font-weight-complex="normal"/>
    </style:style>
    <style:style style:name="T216" style:family="text">
      <style:text-properties style:use-window-font-color="true" loext:opacity="0%" style:font-name="Symbol" fo:font-size="11pt" fo:font-style="normal" fo:font-weight="normal" style:font-name-asian="OpenSymbol1" style:font-size-asian="10pt" style:font-style-asian="normal" style:font-name-complex="OpenSymbol1" style:font-size-complex="10pt" style:font-style-complex="normal"/>
    </style:style>
    <style:style style:name="T217" style:family="text">
      <style:text-properties style:use-window-font-color="true" loext:opacity="0%" style:font-name="Symbol" fo:font-size="11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218" style:family="text">
      <style:text-properties style:use-window-font-color="true" loext:opacity="0%" style:font-name="Symbol" fo:font-size="11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219" style:family="text">
      <style:text-properties style:use-window-font-color="true" loext:opacity="0%" fo:background-color="#ffff00" loext:char-shading-value="0" style:font-size-asian="10pt" style:font-style-asian="normal" style:font-size-complex="10pt" style:font-style-complex="normal"/>
    </style:style>
    <style:style style:name="T220" style:family="text">
      <style:text-properties style:use-window-font-color="true" loext:opacity="0%" fo:font-weight="normal" fo:background-color="#ffff00" loext:char-shading-value="0"/>
    </style:style>
    <style:style style:name="T221" style:family="text">
      <style:text-properties style:use-window-font-color="true" loext:opacity="0%" fo:font-weight="normal" fo:background-color="#ffff00" loext:char-shading-value="0" style:font-size-asian="10pt" style:font-style-asian="normal" style:font-size-complex="10pt" style:font-style-complex="normal"/>
    </style:style>
    <style:style style:name="T222" style:family="text">
      <style:text-properties style:use-window-font-color="true" loext:opacity="0%" fo:font-style="normal" fo:font-weight="normal"/>
    </style:style>
    <style:style style:name="T223" style:family="text">
      <style:text-properties style:use-window-font-color="true" loext:opacity="0%" style:font-name="Times New Roman" fo:font-size="12pt" fo:font-weight="normal" fo:background-color="#ffff00" loext:char-shading-value="0" style:font-name-asian="OpenSymbol3" style:font-size-asian="12pt" style:font-style-asian="normal" style:font-name-complex="OpenSymbol3" style:font-size-complex="12pt" style:font-style-complex="normal"/>
    </style:style>
    <style:style style:name="T224" style:family="text">
      <style:text-properties style:use-window-font-color="true" loext:opacity="0%" style:font-name="Times New Roman" fo:font-size="12pt" fo:font-weight="normal" fo:background-color="#ffff00" loext:char-shading-value="0" style:font-name-asian="OpenSymbol3" style:font-size-asian="12pt" style:font-name-complex="OpenSymbol3" style:font-size-complex="12pt"/>
    </style:style>
    <style:style style:name="T225"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226" style:family="text">
      <style:text-properties style:text-outline="false" style:text-line-through-style="none" style:text-line-through-type="none" fo:language="zxx" fo:country="none" fo:text-shadow="none" style:text-underline-style="none" fo:font-weight="normal" style:font-name-asian="Times New Roman" style:language-asian="zxx" style:country-asian="none" style:font-weight-asian="normal" style:font-name-complex="Times New Roman" style:font-weight-complex="normal" style:text-emphasize="none" style:font-relief="none"/>
    </style:style>
    <style:style style:name="T227" style:family="text">
      <style:text-properties style:text-outline="false" style:text-line-through-style="none" style:text-line-through-type="none" fo:language="zxx" fo:country="none" fo:text-shadow="none" style:text-underline-style="none" fo:font-weight="normal" officeooo:rsid="0133bcd7" style:font-name-asian="Times New Roman" style:language-asian="zxx" style:country-asian="none" style:font-weight-asian="normal" style:font-name-complex="Times New Roman" style:font-weight-complex="normal" style:text-emphasize="none" style:font-relief="none"/>
    </style:style>
    <style:style style:name="T228" style:family="text">
      <style:text-properties style:text-outline="false" style:text-line-through-style="none" style:text-line-through-type="none" fo:language="zxx" fo:country="none" fo:text-shadow="none" style:text-underline-style="none" fo:font-weight="normal" officeooo:rsid="0133bcd7" style:language-asian="zxx" style:country-asian="none" style:font-weight-asian="normal" style:font-weight-complex="normal" style:text-emphasize="none" style:font-relief="none"/>
    </style:style>
    <style:style style:name="T229" style:family="text">
      <style:text-properties fo:language="zxx" fo:country="none" style:text-underline-style="none" style:language-asian="zxx" style:country-asian="none" style:font-weight-asian="normal" style:font-weight-complex="normal"/>
    </style:style>
    <style:style style:name="T230" style:family="text">
      <style:text-properties fo:color="#e8c32a" loext:opacity="100%" style:font-name="OpenSymbol1" fo:font-style="normal" style:text-underline-style="none" fo:font-weight="bold" fo:background-color="transparent" loext:char-shading-value="0" style:font-style-asian="normal" style:font-weight-asian="bold" style:font-style-complex="normal" style:font-weight-complex="bold"/>
    </style:style>
    <style:style style:name="T231" style:family="text">
      <style:text-properties fo:color="#e8c32a" loext:opacity="100%" style:font-name="OpenSymbol1" fo:font-style="normal" style:text-underline-style="none" fo:font-weight="bold" style:font-style-asian="normal" style:font-weight-asian="bold" style:font-style-complex="normal" style:font-weight-complex="bold"/>
    </style:style>
    <style:style style:name="T232" style:family="text">
      <style:text-properties fo:color="#75ab24" loext:opacity="100%" style:font-name="Bitstream Vera Sans3" fo:font-style="normal" style:text-underline-style="none" fo:font-weight="normal" fo:background-color="transparent" loext:char-shading-value="0" style:font-style-asian="normal" style:font-weight-asian="normal" style:font-style-complex="normal" style:font-weight-complex="normal"/>
    </style:style>
    <style:style style:name="T233" style:family="text">
      <style:text-properties fo:color="#75ab24" loext:opacity="100%" style:font-name="Bitstream Vera Sans3" fo:font-style="normal" style:text-underline-style="none" fo:font-weight="normal" style:font-style-asian="normal" style:font-weight-asian="normal" style:font-style-complex="normal" style:font-weight-complex="normal"/>
    </style:style>
    <style:style style:name="T234" style:family="text">
      <style:text-properties style:text-underline-style="none" style:font-weight-asian="normal" style:font-weight-complex="normal"/>
    </style:style>
    <style:style style:name="T235" style:family="text">
      <style:text-properties fo:background-color="#ffff00" loext:char-shading-value="0"/>
    </style:style>
    <style:style style:name="T236" style:family="text">
      <style:text-properties style:font-name="Symbol" fo:font-size="11pt" fo:font-style="normal" fo:font-weight="normal" style:font-name-asian="OpenSymbol1" style:font-size-asian="10pt" style:font-style-asian="normal" style:font-name-complex="OpenSymbol1" style:font-size-complex="10pt" style:font-style-complex="normal"/>
    </style:style>
    <style:style style:name="T237" style:family="text">
      <style:text-properties style:font-name="Symbol" fo:font-size="11pt" fo:font-style="normal" fo:font-weight="normal" fo:background-color="#ffff00" loext:char-shading-value="0" style:font-name-asian="OpenSymbol1" style:font-size-asian="10pt" style:font-style-asian="normal" style:font-name-complex="OpenSymbol1" style:font-size-complex="10pt" style:font-style-complex="normal"/>
    </style:style>
    <style:style style:name="T238" style:family="text">
      <style:text-properties fo:font-weight="bold" fo:background-color="#ffff00" loext:char-shading-value="0" style:font-size-asian="10pt" style:font-style-asian="normal" style:font-weight-asian="bold" style:font-size-complex="10pt" style:font-style-complex="normal" style:font-weight-complex="bold"/>
    </style:style>
    <style:style style:name="T239" style:family="text">
      <style:text-properties fo:font-weight="bold" fo:background-color="transparent" loext:char-shading-value="0" style:font-size-asian="10pt" style:font-style-asian="normal" style:font-weight-asian="bold" style:font-size-complex="10pt" style:font-style-complex="normal" style:font-weight-complex="bold"/>
    </style:style>
    <style:style style:name="T240" style:family="text">
      <style:text-properties fo:font-weight="bold" fo:background-color="transparent" loext:char-shading-value="0" style:font-size-asian="10pt" style:font-style-asian="normal" style:font-weight-asian="bold" style:font-size-complex="10pt" style:font-style-complex="normal" style:font-weight-complex="bold"/>
    </style:style>
    <style:style style:name="T241" style:family="text">
      <style:text-properties officeooo:rsid="0077fa40"/>
    </style:style>
    <style:style style:name="T242" style:family="text">
      <style:text-properties fo:color="#ffffff" loext:opacity="100%" style:font-name="Bitstream Vera Sans3" fo:font-size="11pt" fo:font-weight="bold" style:font-size-asian="11pt" style:font-weight-asian="bold" style:font-size-complex="11pt" style:font-weight-complex="bold"/>
    </style:style>
    <style:style style:name="T243"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sep style:width="0.021cm" style:color="#b2b2b2" style:height="100%" style:style="solid"/>
          <style:column style:rel-width="1977*" fo:start-indent="0cm" fo:end-indent="0.15cm"/>
          <style:column style:rel-width="3211*" fo:start-indent="0.15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4" style:family="section">
      <style:section-properties text:dont-balance-text-columns="false" style:editable="false">
        <style:columns fo:column-count="2">
          <style:column-sep style:width="0.021cm" style:color="#b2b2b2" style:height="100%" style:style="solid"/>
          <style:column style:rel-width="2049*" fo:start-indent="0cm" fo:end-indent="0.15cm"/>
          <style:column style:rel-width="3139*" fo:start-indent="0.15cm" fo:end-indent="0cm"/>
        </style:columns>
      </style:section-properties>
    </style:style>
    <text:list-style style:name="L1">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3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g text:anchor-type="paragraph" draw:z-index="10" draw:name="Forme5" draw:style-name="gr1"><draw:custom-shape draw:style-name="gr2" draw:text-style-name="P67" svg:width="3.964cm" svg:height="0.641cm" draw:transform="skewX (0.00279252680319092) rotate (0.0872664625997165) translate (-0.370416666666667cm -0.0934861111111111cm)"><text:p text:style-name="P66"><text:span text:style-name="T24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1.184cm" svg:width="9.135cm" draw:z-index="9"><draw:text-box fo:min-height="3.93cm"><text:section text:style-name="Sect1" text:name="Section4"><text:p text:style-name="P25"/><text:p text:style-name="P29"><text:span text:style-name="_5f_BVS"><text:span text:style-name="T226">Simplifie l’expression suivante </text:span></text:span><text:span text:style-name="_5f_BVS"><text:span text:style-name="T227">en supprimant les signes </text:span></text:span><text:span text:style-name="_5f_Symbole"><text:span text:style-name="T228">×</text:span></text:span><text:bookmark text:name="SwXTextPosition952426"/><text:span text:style-name="_5f_BVS"><text:span text:style-name="T227"> lorsque c’est possible</text:span></text:span><text:span text:style-name="_5f_BVS"><text:span text:style-name="T226"> :</text:span></text:span><text:span text:style-name="_5f_Niveau_5f_jaune"><text:span text:style-name="T148"><text:line-break/></text:span></text:span><text:span text:style-name="_5f_Niveau_5f_jaune"><text:span text:style-name="T149">A </text:span></text:span><text:span text:style-name="_5f_Niveau_5f_jaune"><text:span text:style-name="T151"></text:span></text:span><text:span text:style-name="_5f_Niveau_5f_jaune"><text:span text:style-name="T149"> 5 </text:span></text:span><text:span text:style-name="_5f_Niveau_5f_jaune"><text:span text:style-name="T151">×</text:span></text:span><text:bookmark text:name="SwXTextPosition9524"/><text:span text:style-name="_5f_Niveau_5f_jaune"><text:span text:style-name="T149"> </text:span></text:span><text:span text:style-name="_5f_Niveau_5f_jaune"><text:span text:style-name="T153">x</text:span></text:span><text:span text:style-name="_5f_Niveau_5f_jaune"><text:span text:style-name="T150"> </text:span></text:span><text:span text:style-name="_5f_Niveau_5f_jaune"><text:span text:style-name="T152"></text:span></text:span><text:span text:style-name="_5f_Niveau_5f_jaune"><text:span text:style-name="T149"> 7 </text:span></text:span><text:span text:style-name="_5f_Niveau_5f_jaune"><text:span text:style-name="T151">×</text:span></text:span><text:span text:style-name="_5f_Niveau_5f_jaune"><text:span text:style-name="T149"> (3 </text:span></text:span><text:bookmark text:name="SwXTextPosition95241"/><text:span text:style-name="_5f_Niveau_5f_jaune"><text:span text:style-name="T151">×</text:span></text:span><text:span text:style-name="_5f_Niveau_5f_jaune"><text:span text:style-name="T149"> </text:span></text:span><text:span text:style-name="_5f_Niveau_5f_jaune"><text:span text:style-name="T153">x</text:span></text:span><text:span text:style-name="_5f_Niveau_5f_jaune"><text:span text:style-name="T150"> </text:span></text:span><text:span text:style-name="_5f_Niveau_5f_jaune"><text:span text:style-name="T152"></text:span></text:span><text:span text:style-name="_5f_Niveau_5f_jaune"><text:span text:style-name="T149"> 2 </text:span></text:span><text:span text:style-name="_5f_Niveau_5f_jaune"><text:span text:style-name="T151">×</text:span></text:span><text:span text:style-name="_5f_Niveau_5f_jaune"><text:span text:style-name="T149"> 4).</text:span></text:span></text:p><text:p text:style-name="P28"><text:span text:style-name="Bold_5f_niv1"><text:span text:style-name="T225">Correction</text:span></text:span></text:p><text:p text:style-name="_5f_Paragraphe_20_livret_20_"><text:span text:style-name="_5f_correction"><text:span text:style-name="T49">A </text:span></text:span><text:span text:style-name="_5f_correction"><text:span text:style-name="T29"></text:span></text:span><text:span text:style-name="_5f_correction"><text:span text:style-name="T49"> 5 </text:span></text:span><text:span text:style-name="_5f_correction"><text:span text:style-name="T29">×</text:span></text:span><text:bookmark text:name="SwXTextPosition95242"/><text:span text:style-name="_5f_correction"><text:span text:style-name="T49"> </text:span></text:span><text:span text:style-name="_5f_variables"><text:span text:style-name="T234">x</text:span></text:span><text:span text:style-name="_5f_correction"><text:span text:style-name="T46"> </text:span></text:span><text:span text:style-name="_5f_correction"><text:span text:style-name="T23"></text:span></text:span><text:span text:style-name="_5f_correction"><text:span text:style-name="T49"> 7 </text:span></text:span><text:span text:style-name="_5f_correction"><text:span text:style-name="T29">×</text:span></text:span><text:span text:style-name="_5f_correction"><text:span text:style-name="T49"> (3 </text:span></text:span><text:bookmark text:name="SwXTextPosition952411"/><text:span text:style-name="_5f_correction"><text:span text:style-name="T29">×</text:span></text:span><text:span text:style-name="_5f_correction"><text:span text:style-name="T49"> </text:span></text:span><text:span text:style-name="_5f_variables"><text:span text:style-name="T234">x</text:span></text:span><text:span text:style-name="_5f_correction"><text:span text:style-name="T46"> </text:span></text:span><text:span text:style-name="_5f_correction"><text:span text:style-name="T23"></text:span></text:span><text:span text:style-name="_5f_correction"><text:span text:style-name="T49"> 2 </text:span></text:span><text:span text:style-name="_5f_correction"><text:span text:style-name="T29">×</text:span></text:span><text:span text:style-name="_5f_correction"><text:span text:style-name="T49"> 4)</text:span></text:span></text:p><text:p text:style-name="P27"><text:span text:style-name="T53">A </text:span><text:span text:style-name="T15"></text:span><text:span text:style-name="T53"> 5 </text:span><text:bookmark text:name="SwXTextPosition952"/><text:span text:style-name="T230">×</text:span><text:span text:style-name="T232"> </text:span><text:span text:style-name="_5f_variables"><text:span text:style-name="T234">x</text:span></text:span><text:span text:style-name="T52"> </text:span><text:span text:style-name="T14"></text:span><text:span text:style-name="T53"> 7 </text:span><text:span text:style-name="T231">×</text:span><text:span text:style-name="T233"> </text:span><text:span text:style-name="T53">(3 </text:span><text:bookmark text:name="SwXTextPosition9521"/><text:span text:style-name="T231">×</text:span><text:span text:style-name="T233"> </text:span><text:span text:style-name="_5f_variables"><text:span text:style-name="T234">x</text:span></text:span><text:span text:style-name="T52"> </text:span><text:span text:style-name="T14"></text:span><text:span text:style-name="T53"> 2 </text:span><text:span text:style-name="T231">×</text:span><text:span text:style-name="T233"> </text:span><text:span text:style-name="T53">4)</text:span></text:p><text:p text:style-name="_5f_Paragraphe_20_livret_20_"><text:span text:style-name="_5f_variables"><text:span text:style-name="T50">A </text:span></text:span><text:span text:style-name="_5f_variables"><text:span text:style-name="T30"></text:span></text:span><text:span text:style-name="_5f_variables"><text:span text:style-name="T50"> 5</text:span></text:span><text:span text:style-name="_5f_variables"><text:span text:style-name="T229">x</text:span></text:span><text:span text:style-name="_5f_variables"><text:span text:style-name="T51"> </text:span></text:span><text:span text:style-name="_5f_variables"><text:span text:style-name="T31"></text:span></text:span><text:span text:style-name="_5f_variables"><text:span text:style-name="T50"> 7(3</text:span></text:span><text:bookmark text:name="SwXTextPosition95231"/><text:span text:style-name="_5f_variables"><text:span text:style-name="T229">x</text:span></text:span><text:span text:style-name="_5f_variables"><text:span text:style-name="T51"> </text:span></text:span><text:span text:style-name="_5f_variables"><text:span text:style-name="T31"></text:span></text:span><text:span text:style-name="_5f_variables"><text:span text:style-name="T50"> 8)</text:span></text:span></text:p></text:section></draw:text-box></draw:frame></text:p>
      <text:list xml:id="list4225103903" text:style-name="Num_5f_Exo">
        <text:list-item>
          <text:h text:style-name="P35" text:outline-level="1"> Place tous les signes « <text:span text:style-name="T32">×</text:span> » sous-entendus dans les expressions littérales suivantes.</text:h>
        </text:list-item>
      </text:list>
      <text:list xml:id="list1601430124" text:style-name="liste_5f_abc">
        <text:list-item>
          <text:p text:style-name="P44"><text:span text:style-name="T147">3</text:span><text:span text:style-name="T165">a</text:span><text:span text:style-name="_5f_pointillés_20_gris"><text:span text:style-name="T177"> </text:span></text:span><text:span text:style-name="_5f_pointillés_20_gris"><text:span text:style-name="T202">=</text:span></text:span><text:span text:style-name="_5f_pointillés_20_gris"><text:span text:style-name="T178"> 3 </text:span></text:span><text:bookmark text:name="SwXTextPosition9522"/><text:span text:style-name="_5f_pointillés_20_gris"><text:span text:style-name="T203">×</text:span></text:span><text:span text:style-name="_5f_pointillés_20_gris"><text:span text:style-name="T205"> </text:span></text:span><text:span text:style-name="_5f_variables"><text:span text:style-name="T212">a</text:span></text:span><text:span text:style-name="_5f_pointillés_20_gris"><text:span text:style-name="T189"> </text:span></text:span></text:p>
        </text:list-item>
        <text:list-item>
          <text:p text:style-name="P44"><text:span text:style-name="_5f_pointillés_20_gris"><text:span text:style-name="T177">– 5</text:span></text:span><text:span text:style-name="_5f_pointillés_20_gris"><text:span text:style-name="T166">b</text:span></text:span><text:span text:style-name="_5f_pointillés_20_gris"><text:span text:style-name="T177"> </text:span></text:span><text:span text:style-name="_5f_pointillés_20_gris"><text:span text:style-name="T202">=</text:span></text:span><text:span text:style-name="_5f_pointillés_20_gris"><text:span text:style-name="T177"> </text:span></text:span><text:span text:style-name="_5f_pointillés_20_gris"><text:span text:style-name="T178"> -5 </text:span></text:span><text:span text:style-name="_5f_pointillés_20_gris"><text:span text:style-name="T203">×</text:span></text:span><text:span text:style-name="_5f_pointillés_20_gris"><text:span text:style-name="T179"> </text:span></text:span><text:span text:style-name="_5f_variables"><text:span text:style-name="T212">b</text:span></text:span><text:span text:style-name="_5f_pointillés_20_gris"><text:span text:style-name="T189"> </text:span></text:span></text:p>
        </text:list-item>
        <text:list-item>
          <text:p text:style-name="P44"><text:span text:style-name="T147">23</text:span><text:span text:style-name="T213"> </text:span><text:span text:style-name="_5f_correction"><text:span text:style-name="T215"></text:span></text:span><text:span text:style-name="T147"> 8</text:span><text:span text:style-name="T165">b</text:span><text:span text:style-name="_5f_pointillés_20_gris"><text:span text:style-name="T177"> </text:span></text:span><text:span text:style-name="_5f_pointillés_20_gris"><text:span text:style-name="T202">=</text:span></text:span><text:span text:style-name="_5f_pointillés_20_gris"><text:span text:style-name="T177"> </text:span></text:span><text:span text:style-name="_5f_pointillés_20_gris"><text:span text:style-name="T178"> 23 + 8 </text:span></text:span><text:span text:style-name="_5f_pointillés_20_gris"><text:span text:style-name="T203">×</text:span></text:span><text:span text:style-name="_5f_pointillés_20_gris"><text:span text:style-name="T179"> </text:span></text:span><text:span text:style-name="_5f_variables"><text:span text:style-name="T212">b</text:span></text:span><text:span text:style-name="_5f_pointillés_20_gris"><text:span text:style-name="T189"> </text:span></text:span></text:p>
        </text:list-item>
        <text:list-item>
          <text:p text:style-name="P53"><text:span text:style-name="T165">m</text:span><text:span text:style-name="T158">2</text:span><text:span text:style-name="T191"> </text:span><text:span text:style-name="T210">−</text:span><text:span text:style-name="T191"> </text:span><text:span text:style-name="T176">5</text:span><text:span text:style-name="T165">g</text:span><text:span text:style-name="_5f_pointillés_20_gris"><text:span text:style-name="T177"> </text:span></text:span><text:span text:style-name="_5f_pointillés_20_gris"><text:span text:style-name="T202">=</text:span></text:span><text:span text:style-name="_5f_pointillés_20_gris"><text:span text:style-name="T177"> </text:span></text:span><text:span text:style-name="_5f_variables"><text:span text:style-name="T212">m</text:span></text:span><text:span text:style-name="_5f_pointillés_20_gris"><text:span text:style-name="T178"> </text:span></text:span><text:span text:style-name="_5f_pointillés_20_gris"><text:span text:style-name="T203">×</text:span></text:span><text:span text:style-name="_5f_pointillés_20_gris"><text:span text:style-name="T179"> </text:span></text:span><text:span text:style-name="_5f_variables"><text:span text:style-name="T212">m</text:span></text:span><text:span text:style-name="_5f_pointillés_20_gris"><text:span text:style-name="T189"> - </text:span></text:span><text:span text:style-name="_5f_pointillés_20_gris"><text:span text:style-name="T178">5 </text:span></text:span><text:span text:style-name="_5f_pointillés_20_gris"><text:span text:style-name="T203">×</text:span></text:span><text:span text:style-name="_5f_pointillés_20_gris"><text:span text:style-name="T179"> </text:span></text:span><text:span text:style-name="_5f_variables"><text:span text:style-name="T212">g</text:span></text:span><text:span text:style-name="_5f_pointillés_20_gris"><text:span text:style-name="T189"> </text:span></text:span></text:p>
        </text:list-item>
        <text:list-item>
          <text:p text:style-name="P53"><text:span text:style-name="T176">12</text:span><text:span text:style-name="T165">k</text:span><text:span text:style-name="T176">(</text:span><text:span text:style-name="T165">g</text:span><text:span text:style-name="T191"> </text:span><text:span text:style-name="T216"></text:span><text:span text:style-name="T191"> </text:span><text:span text:style-name="T165">h</text:span><text:span text:style-name="T176">)</text:span><text:span text:style-name="_5f_pointillés_20_gris"><text:span text:style-name="T177"> </text:span></text:span><text:span text:style-name="_5f_pointillés_20_gris"><text:span text:style-name="T202">=</text:span></text:span><text:span text:style-name="_5f_pointillés_20_gris"><text:span text:style-name="T177"> </text:span></text:span><text:span text:style-name="_5f_pointillés_20_gris"><text:span text:style-name="T178"> 12 </text:span></text:span><text:span text:style-name="_5f_pointillés_20_gris"><text:span text:style-name="T203">×</text:span></text:span><text:span text:style-name="_5f_Consigne"><text:span text:style-name="T240"> </text:span></text:span><text:span text:style-name="_5f_variables"><text:span text:style-name="T212">k</text:span></text:span><text:span text:style-name="_5f_pointillés_20_gris"><text:span text:style-name="T189"> </text:span></text:span><text:span text:style-name="_5f_pointillés_20_gris"><text:span text:style-name="T203">×</text:span></text:span><text:span text:style-name="_5f_pointillés_20_gris"><text:span text:style-name="T179"> </text:span></text:span><text:span text:style-name="_5f_variables"><text:span text:style-name="T195">(</text:span></text:span><text:span text:style-name="_5f_variables"><text:span text:style-name="T167">g</text:span></text:span><text:span text:style-name="_5f_variables"><text:span text:style-name="T190"> </text:span></text:span><text:span text:style-name="_5f_variables"><text:span text:style-name="T218"></text:span></text:span><text:span text:style-name="_5f_variables"><text:span text:style-name="T190"> </text:span></text:span><text:span text:style-name="_5f_variables"><text:span text:style-name="T167">h)</text:span></text:span></text:p>
        </text:list-item>
      </text:list>
      <text:list xml:id="list134809982763724" text:continue-list="list4225103903" text:style-name="Num_5f_Exo">
        <text:list-item>
          <text:h text:style-name="P33" text:outline-level="1"> Simplifie les écritures littérales suivantes.</text:h>
        </text:list-item>
      </text:list>
      <text:section text:style-name="Sect2" text:name="Section1">
        <text:list xml:id="list134807989844048" text:continue-list="list1601430124" text:style-name="liste_5f_abc">
          <text:list-item text:start-value="1">
            <text:p text:style-name="P54">6<text:span text:style-name="T36"> </text:span><text:span text:style-name="T12">×</text:span><text:span text:style-name="T37"> </text:span><text:span text:style-name="T68">a</text:span><text:span text:style-name="T36"> </text:span><text:span text:style-name="T11">=</text:span><text:span text:style-name="T177"> </text:span><text:span text:style-name="_5f_pointillés_20_gris"><text:span text:style-name="T219">6</text:span></text:span><text:span text:style-name="_5f_pointillés_20_gris"><text:span text:style-name="T168">a</text:span></text:span><text:span text:style-name="_5f_pointillés_20_gris"><text:span text:style-name="T177"> </text:span></text:span></text:p>
          </text:list-item>
          <text:list-item>
            <text:p text:style-name="P55"><text:span text:style-name="T35">8</text:span><text:span text:style-name="T36"> </text:span><text:span text:style-name="T12">×</text:span><text:span text:style-name="T37"> </text:span><text:span text:style-name="T68">b</text:span><text:span text:style-name="T36"> </text:span><text:span text:style-name="T11">= </text:span><text:span text:style-name="_5f_pointillés_20_gris"><text:span text:style-name="T196">8</text:span></text:span><text:span text:style-name="_5f_pointillés_20_gris"><text:span text:style-name="T169">b</text:span></text:span><text:span text:style-name="_5f_pointillés_20_gris"><text:span text:style-name="T180"> </text:span></text:span><text:span text:style-name="_5f_pointillés_20_gris"><text:span text:style-name="T176"> </text:span></text:span></text:p>
          </text:list-item>
          <text:list-item>
            <text:p text:style-name="P55"><text:span text:style-name="T35">23</text:span><text:span text:style-name="T36"> </text:span><text:span text:style-name="T12">×</text:span><text:span text:style-name="T37"> </text:span><text:span text:style-name="T68">d</text:span><text:span text:style-name="T36"> </text:span><text:span text:style-name="T11">= </text:span><text:span text:style-name="_5f_pointillés_20_gris"><text:span text:style-name="T196">23</text:span></text:span><text:span text:style-name="_5f_pointillés_20_gris"><text:span text:style-name="T168">a</text:span></text:span></text:p>
          </text:list-item>
          <text:list-item>
            <text:p text:style-name="P55"><text:span text:style-name="T68">a</text:span><text:span text:style-name="T36"> </text:span><text:span text:style-name="T12">×</text:span><text:span text:style-name="T37"> </text:span><text:span text:style-name="T68">b</text:span><text:span text:style-name="T36"> </text:span><text:span text:style-name="T11">=</text:span><text:span text:style-name="T36"> </text:span><text:span text:style-name="_5f_pointillés_20_gris"><text:span text:style-name="T168">ab</text:span></text:span><text:span text:style-name="_5f_pointillés_20_gris"><text:span text:style-name="T180"> </text:span></text:span></text:p>
          </text:list-item>
          <text:list-item>
            <text:p text:style-name="P41"><text:span text:style-name="T68">x</text:span><text:span text:style-name="T36"> </text:span><text:span text:style-name="T12">×</text:span><text:span text:style-name="T37"> </text:span><text:span text:style-name="T35">9</text:span><text:span text:style-name="T36"> </text:span><text:span text:style-name="T11">=</text:span><text:span text:style-name="T36"> </text:span><text:span text:style-name="_5f_pointillés_20_gris"><text:span text:style-name="T197">9</text:span></text:span><text:span text:style-name="_5f_pointillés_20_gris"><text:span text:style-name="T36"> </text:span></text:span><text:span text:style-name="T12">×</text:span><text:span text:style-name="T37"> </text:span><text:span text:style-name="T68">x</text:span><text:span text:style-name="T36"> </text:span><text:span text:style-name="T11">=</text:span><text:span text:style-name="T36"> </text:span><text:span text:style-name="_5f_pointillés_20_gris"><text:span text:style-name="T197">9</text:span></text:span><text:span text:style-name="_5f_pointillés_20_gris"><text:span text:style-name="T168">x</text:span></text:span></text:p>
          </text:list-item>
          <text:list-item>
            <text:p text:style-name="P40"><text:span text:style-name="T165">y</text:span><text:span text:style-name="T177"> </text:span><text:span text:style-name="T211">×</text:span><text:span text:style-name="T181"> </text:span><text:span text:style-name="T147">3</text:span><text:span text:style-name="T177"> </text:span><text:span text:style-name="T201">=</text:span><text:span text:style-name="T177"> </text:span><text:span text:style-name="_5f_pointillés_20_gris"><text:span text:style-name="T180">3 </text:span></text:span><text:span text:style-name="T211">×</text:span><text:span text:style-name="T181"> </text:span><text:span text:style-name="T165">y</text:span><text:span text:style-name="T177"> </text:span><text:span text:style-name="T201">=</text:span><text:span text:style-name="T177">  </text:span><text:span text:style-name="_5f_pointillés_20_gris"><text:span text:style-name="T180">3</text:span></text:span><text:span text:style-name="T168">y</text:span></text:p>
          </text:list-item>
          <text:list-item>
            <text:p text:style-name="P40"><text:span text:style-name="T68">e</text:span><text:span text:style-name="T36"> </text:span><text:span text:style-name="T12">×</text:span><text:span text:style-name="T37"> </text:span><text:span text:style-name="T137">5</text:span><text:span text:style-name="T37"> </text:span><text:span text:style-name="T12">=</text:span><text:span text:style-name="T37"> </text:span><text:span text:style-name="_5f_pointillés_20_gris"><text:span text:style-name="T184">5</text:span></text:span><text:span text:style-name="_5f_pointillés_20_gris"><text:span text:style-name="T181"> </text:span></text:span><text:span text:style-name="T12">×</text:span><text:span text:style-name="T37"> </text:span><text:span text:style-name="T68">e</text:span><text:span text:style-name="T36"> </text:span><text:span text:style-name="T11">=</text:span><text:span text:style-name="T36">  </text:span><text:span text:style-name="_5f_pointillés_20_gris"><text:span text:style-name="T184">5</text:span></text:span><text:span text:style-name="T75">e</text:span></text:p>
          </text:list-item>
          <text:list-item>
            <text:p text:style-name="P40"><text:span text:style-name="T68">g</text:span><text:span text:style-name="T36"> </text:span><text:span text:style-name="T12">×</text:span><text:span text:style-name="T37"> </text:span><text:span text:style-name="T137">12</text:span><text:span text:style-name="T37"> </text:span><text:span text:style-name="T12">=</text:span><text:span text:style-name="T37"> </text:span><text:span text:style-name="_5f_pointillés_20_gris"><text:span text:style-name="T184">12 </text:span></text:span><text:span text:style-name="T12">×</text:span><text:span text:style-name="T37"> </text:span><text:span text:style-name="T70">g</text:span><text:span text:style-name="T37"> </text:span><text:span text:style-name="T12">=</text:span><text:span text:style-name="T181">  </text:span><text:span text:style-name="_5f_pointillés_20_gris"><text:span text:style-name="T184">12</text:span></text:span><text:span text:style-name="T170">g</text:span></text:p>
          </text:list-item>
        </text:list>
      </text:section>
      <text:list xml:id="list134808373398031" text:continue-list="list134809982763724" text:style-name="Num_5f_Exo">
        <text:list-item>
          <text:h text:style-name="P34" text:outline-level="1"> Simplifie les écritures littérales suivantes.</text:h>
        </text:list-item>
      </text:list>
      <text:list xml:id="list134808465738897" text:continue-list="list134807989844048" text:style-name="liste_5f_abc">
        <text:list-item text:start-value="1">
          <text:p text:style-name="P57"><text:span text:style-name="T35">2</text:span><text:span text:style-name="T36"> </text:span><text:span text:style-name="T12">×</text:span><text:span text:style-name="T37"> </text:span><text:span text:style-name="T35">5</text:span><text:span text:style-name="T36"> </text:span><text:span text:style-name="T12">×</text:span><text:span text:style-name="T37"> </text:span><text:span text:style-name="T68">d</text:span><text:span text:style-name="T36"> </text:span><text:span text:style-name="T17">=</text:span><text:span text:style-name="_5f_pointillés_20_gris"><text:span text:style-name="T219">10</text:span></text:span><text:span text:style-name="_5f_pointillés_20_gris"><text:span text:style-name="T180"> </text:span></text:span><text:span text:style-name="T12">×</text:span><text:span text:style-name="T37"> </text:span><text:span text:style-name="T71">d </text:span><text:span text:style-name="T36"> </text:span><text:span text:style-name="T17">=</text:span><text:span text:style-name="T36"> </text:span><text:span text:style-name="T41">10</text:span><text:span text:style-name="T72">d</text:span><text:span text:style-name="T41"> </text:span></text:p>
        </text:list-item>
        <text:list-item>
          <text:p text:style-name="P58"><text:span text:style-name="T35">3</text:span><text:span text:style-name="T36"> </text:span><text:span text:style-name="T12">×</text:span><text:span text:style-name="T37"> </text:span><text:span text:style-name="T68">e</text:span><text:span text:style-name="T36"> </text:span><text:span text:style-name="T12">×</text:span><text:span text:style-name="T37"> </text:span><text:span text:style-name="T35">8</text:span><text:span text:style-name="T36"> </text:span><text:span text:style-name="T17">=</text:span><text:span text:style-name="T41">24</text:span><text:span text:style-name="T20">×</text:span><text:span text:style-name="T37"> </text:span><text:span text:style-name="T69">e</text:span><text:span text:style-name="T36">  =</text:span><text:span text:style-name="T40">24</text:span><text:span text:style-name="T75">e</text:span><text:span text:style-name="T41"> </text:span></text:p>
        </text:list-item>
        <text:list-item>
          <text:p text:style-name="P58"><text:span text:style-name="T68">g</text:span><text:span text:style-name="T36"> </text:span><text:span text:style-name="T12">×</text:span><text:span text:style-name="T37"> </text:span><text:span text:style-name="T35">8</text:span><text:span text:style-name="T36"> </text:span><text:span text:style-name="T12">×</text:span><text:span text:style-name="T37"> </text:span><text:span text:style-name="T35">9</text:span><text:span text:style-name="T36"> </text:span><text:span text:style-name="T17">=</text:span><text:span text:style-name="T41">72 </text:span><text:span text:style-name="T20">×</text:span><text:span text:style-name="T37"> </text:span><text:span text:style-name="T36"> </text:span><text:span text:style-name="T69">g</text:span><text:span text:style-name="T36">  </text:span><text:span text:style-name="T17">=</text:span><text:span text:style-name="T36"> </text:span><text:span text:style-name="T40">72</text:span><text:span text:style-name="T75">g</text:span></text:p>
        </text:list-item>
        <text:list-item>
          <text:p text:style-name="P58"><text:span text:style-name="T35">3 </text:span><text:span text:style-name="T12">×</text:span><text:span text:style-name="T35"> (</text:span><text:span text:style-name="T68">n</text:span><text:span text:style-name="T78"> </text:span><text:span text:style-name="T236"></text:span><text:span text:style-name="T35"> </text:span><text:span text:style-name="T68">m</text:span><text:span text:style-name="T35">) </text:span><text:span text:style-name="T11">=</text:span><text:span text:style-name="T55">3</text:span><text:span text:style-name="T13">(</text:span><text:span text:style-name="T76">n</text:span><text:span text:style-name="T79"> </text:span><text:span text:style-name="T237"></text:span><text:span text:style-name="T55">  </text:span><text:span text:style-name="T76">m)</text:span><text:span text:style-name="T55"> </text:span></text:p>
        </text:list-item>
        <text:list-item>
          <text:p text:style-name="P58"><text:span text:style-name="T35">(</text:span><text:span text:style-name="T68">a</text:span><text:span text:style-name="T42"> </text:span><text:span text:style-name="T236"></text:span><text:span text:style-name="T43"> </text:span><text:span text:style-name="T68">b</text:span><text:span text:style-name="T35">)</text:span><text:span text:style-name="T42"> </text:span><text:span text:style-name="T12">×</text:span><text:span text:style-name="T44"> </text:span><text:span text:style-name="T35">5</text:span><text:span text:style-name="T42"> </text:span><text:span text:style-name="T11">=</text:span><text:span text:style-name="T47"> 5(</text:span><text:span text:style-name="T76">a</text:span><text:span text:style-name="T47"> </text:span><text:span text:style-name="T237"></text:span><text:span text:style-name="T48"> </text:span><text:span text:style-name="T76">b</text:span><text:span text:style-name="T47">)</text:span></text:p>
        </text:list-item>
        <text:list-item>
          <text:p text:style-name="P58"><text:span text:style-name="T68">b</text:span><text:span text:style-name="T42"> </text:span><text:span text:style-name="T12">×</text:span><text:span text:style-name="T44"> </text:span>(5<text:span text:style-name="T42"> </text:span><text:span text:style-name="T12">×</text:span><text:span text:style-name="T44"> </text:span><text:span text:style-name="T68">e</text:span><text:span text:style-name="T42"> </text:span><text:span text:style-name="T236"></text:span><text:span text:style-name="T42"> </text:span>7)<text:span text:style-name="T42"> </text:span><text:span text:style-name="T11">=</text:span><text:span text:style-name="T42"> </text:span><text:span text:style-name="T68">b</text:span><text:span text:style-name="T42"> </text:span><text:span text:style-name="T19">×</text:span><text:span text:style-name="T44"> </text:span><text:span text:style-name="T42">(</text:span><text:span text:style-name="T47">5</text:span><text:span text:style-name="T76">e</text:span><text:span text:style-name="T42"> </text:span><text:span text:style-name="T16">+</text:span><text:span text:style-name="T42"> 7) </text:span><text:span text:style-name="T28">=</text:span><text:span text:style-name="T47">5</text:span><text:span text:style-name="T76">eb</text:span><text:span text:style-name="T47"> </text:span><text:span text:style-name="T237"></text:span><text:span text:style-name="T47"> 7</text:span><text:span text:style-name="T76">b</text:span></text:p>
        </text:list-item>
        <text:list-item>
          <text:p text:style-name="P59"><text:span text:style-name="_5f_BVS">2,5</text:span><text:span text:style-name="T44"> </text:span><text:span text:style-name="T19">×</text:span><text:span text:style-name="T37"> </text:span><text:span text:style-name="T71">d</text:span><text:span text:style-name="T45"> </text:span><text:span text:style-name="T20">×</text:span><text:span text:style-name="T37"> </text:span>(<text:span text:style-name="T44"> </text:span><text:span text:style-name="T70">d</text:span><text:span text:style-name="T42"> </text:span><text:span text:style-name="T20">×</text:span><text:span text:style-name="T37"> 9 </text:span><text:span text:style-name="T236"></text:span><text:span text:style-name="T42"> </text:span>7<text:span text:style-name="T42"> </text:span><text:span text:style-name="T20">×</text:span><text:span text:style-name="T37"> 3)</text:span><text:span text:style-name="T192">=</text:span><text:span text:style-name="_5f_BVS"><text:span text:style-name="T220">2,5</text:span></text:span><text:span text:style-name="T184"> </text:span><text:span text:style-name="T170">d </text:span><text:span text:style-name="T194">(</text:span><text:span text:style-name="T184">9</text:span><text:span text:style-name="T170">d </text:span><text:span text:style-name="T184"> </text:span><text:span text:style-name="T217"></text:span><text:span text:style-name="T194"> 21</text:span><text:span text:style-name="T184">)</text:span></text:p>
        </text:list-item>
      </text:list>
      <text:list xml:id="list134809686445146" text:continue-list="list134808373398031" text:style-name="Num_5f_Exo">
        <text:list-item>
          <text:h text:style-name="P33" text:outline-level="1"> Donne l'écriture la plus simple possible de chaque produit ci-dessous.</text:h>
        </text:list-item>
      </text:list>
      <text:section text:style-name="Sect3" text:name="Section2">
        <text:list xml:id="list1050970503" text:style-name="L1">
          <text:list-item>
            <text:list>
              <text:list-header>
                <text:p text:style-name="P45"><text:span text:style-name="T142">A</text:span><text:span text:style-name="T144"> </text:span><text:span text:style-name="T12">×</text:span><text:span text:style-name="T137"> </text:span>1<text:span text:style-name="T137"> </text:span><text:span text:style-name="T11">=</text:span><text:span text:style-name="T137"> </text:span><text:span text:style-name="T143">A</text:span></text:p>
                <text:p text:style-name="P47"><text:span text:style-name="T68">g</text:span> <text:span text:style-name="T12">×</text:span><text:span text:style-name="T137"> </text:span>1<text:span text:style-name="T137"> </text:span><text:span text:style-name="T11">=</text:span><text:span text:style-name="T137"> </text:span><text:span text:style-name="T73">g</text:span><text:span text:style-name="T138"> </text:span></text:p>
              </text:list-header>
            </text:list>
          </text:list-item>
        </text:list>
        <text:p text:style-name="P52">1<text:span text:style-name="T137"> </text:span><text:span text:style-name="T12">×</text:span><text:span text:style-name="T137"> </text:span><text:span text:style-name="T68">b</text:span><text:span text:style-name="T61"> </text:span><text:span text:style-name="T11">=</text:span><text:span text:style-name="T65"> </text:span><text:span text:style-name="T76">b</text:span></text:p>
        <text:p text:style-name="P46"><text:span text:style-name="T68">d</text:span><text:span text:style-name="T61"> </text:span><text:span text:style-name="T12">×</text:span><text:span text:style-name="T137"> </text:span>0<text:span text:style-name="T137"> </text:span><text:span text:style-name="T11">=</text:span><text:span text:style-name="T65"> </text:span><text:span text:style-name="T235">0</text:span> </text:p>
        <text:p text:style-name="P52">0 <text:span text:style-name="T12">×</text:span><text:span text:style-name="T137"> </text:span><text:span text:style-name="T68">c</text:span><text:span text:style-name="T61"> </text:span><text:span text:style-name="T11">=</text:span><text:span text:style-name="T65"> </text:span><text:span text:style-name="T235">0</text:span><text:span text:style-name="_5f_pointillés_20_gris"><text:span text:style-name="T147"> </text:span></text:span></text:p>
        <text:p text:style-name="P52"><text:span text:style-name="_5f_pointillés_20_gris"><text:span text:style-name="T165">m</text:span></text:span><text:span text:style-name="_5f_pointillés_20_gris"><text:span text:style-name="T176"> </text:span></text:span><text:span text:style-name="_5f_pointillés_20_gris"><text:span text:style-name="T211">×</text:span></text:span><text:span text:style-name="_5f_pointillés_20_gris"><text:span text:style-name="T176"> 1  =</text:span></text:span><text:span text:style-name="_5f_pointillés_20_gris"><text:span text:style-name="T188"> </text:span></text:span><text:span text:style-name="_5f_pointillés_20_gris"><text:span text:style-name="T169">m</text:span></text:span><text:span text:style-name="_5f_pointillés_20_gris"><text:span text:style-name="T176"> </text:span></text:span> </text:p>
      </text:section>
      <text:list xml:id="list134809357631761" text:continue-list="list134809686445146" text:style-name="Num_5f_Exo">
        <text:list-header>
          <text:h text:style-name="P34" text:outline-level="1"/>
        </text:list-header>
        <text:list-item>
          <text:h text:style-name="P34" text:outline-level="1"> Simplifie les expressions suivante<text:span text:style-name="T147">s.</text:span></text:h>
        </text:list-item>
      </text:list>
      <text:list xml:id="list134809194693508" text:continue-list="list134808465738897" text:style-name="liste_5f_abc">
        <text:list-item text:start-value="1">
          <text:p text:style-name="P48"><text:span text:style-name="T147">2</text:span><text:span text:style-name="T222"> </text:span><text:span text:style-name="T211">×</text:span><text:span text:style-name="T222"> </text:span><text:span text:style-name="T165">a</text:span><text:span text:style-name="T174"> </text:span><text:span text:style-name="T216"></text:span><text:span text:style-name="T174"> </text:span><text:span text:style-name="T147">5</text:span><text:span text:style-name="T214"> </text:span><text:span text:style-name="T208">×</text:span><text:span text:style-name="T214"> </text:span><text:span text:style-name="T165">c</text:span><text:span text:style-name="_5f_pointillés_20_gris"><text:span text:style-name="T177"> </text:span></text:span><text:span text:style-name="_5f_pointillés_20_gris"><text:span text:style-name="T201">=</text:span></text:span><text:span text:style-name="_5f_pointillés_20_gris"><text:span text:style-name="T177"> </text:span></text:span><text:span text:style-name="_5f_pointillés_20_gris"><text:span text:style-name="T197">2</text:span></text:span><text:span text:style-name="_5f_pointillés_20_gris"><text:span text:style-name="T168">a</text:span></text:span><text:span text:style-name="_5f_pointillés_20_gris"><text:span text:style-name="T175"> </text:span></text:span><text:span text:style-name="_5f_pointillés_20_gris"><text:span text:style-name="T217"></text:span></text:span><text:span text:style-name="_5f_pointillés_20_gris"><text:span text:style-name="T175"> </text:span></text:span><text:span text:style-name="_5f_pointillés_20_gris"><text:span text:style-name="T197">5</text:span></text:span><text:span text:style-name="_5f_pointillés_20_gris"><text:span text:style-name="T168">c</text:span></text:span><text:span text:style-name="_5f_pointillés_20_gris"><text:span text:style-name="T177"> </text:span></text:span></text:p>
        </text:list-item>
        <text:list-item>
          <text:p text:style-name="P49"><text:span text:style-name="T68">a</text:span><text:span text:style-name="T61"> </text:span><text:span text:style-name="T19">×</text:span><text:span text:style-name="T61"> </text:span><text:span text:style-name="T68">d</text:span><text:span text:style-name="T80"> </text:span><text:span text:style-name="T236"></text:span><text:span text:style-name="T80"> </text:span>5<text:span text:style-name="T61"> </text:span><text:span text:style-name="T19">×</text:span><text:span text:style-name="T61"> </text:span>8 <text:span text:style-name="T11">=</text:span><text:span text:style-name="T65"> </text:span><text:span text:style-name="T76">ad</text:span><text:span text:style-name="T77"> </text:span><text:span text:style-name="T237"></text:span><text:span text:style-name="T81"> </text:span><text:span text:style-name="T62">40</text:span></text:p>
        </text:list-item>
        <text:list-item>
          <text:p text:style-name="P49">38<text:span text:style-name="T61"> </text:span><text:span text:style-name="T19">×</text:span><text:span text:style-name="T61"> </text:span>(3<text:span text:style-name="T80"> </text:span><text:span text:style-name="T236"></text:span><text:span text:style-name="T80"> </text:span>2<text:span text:style-name="T61"> </text:span><text:span text:style-name="T19">×</text:span><text:span text:style-name="T61"> </text:span><text:span text:style-name="T68">c</text:span>) <text:span text:style-name="T11">=</text:span><text:span text:style-name="T65"> </text:span><text:span text:style-name="T235">38</text:span><text:span text:style-name="T62"> </text:span><text:span text:style-name="T22">(</text:span><text:span text:style-name="T235">3</text:span><text:span text:style-name="T81">  </text:span><text:span text:style-name="T237"> </text:span><text:span text:style-name="T64">2</text:span><text:span text:style-name="T74">c)</text:span></text:p>
        </text:list-item>
        <text:list-item>
          <text:p text:style-name="P40">3<text:span text:style-name="T61"> </text:span><text:span text:style-name="T19">×</text:span><text:span text:style-name="T61"> </text:span><text:span text:style-name="T68">z</text:span><text:span text:style-name="T59"> </text:span><text:span text:style-name="T27">−</text:span><text:span text:style-name="T59"> </text:span>0<text:span text:style-name="T61"> </text:span><text:span text:style-name="T19">×</text:span><text:span text:style-name="T61"> </text:span><text:span text:style-name="T68">b</text:span><text:span text:style-name="T65"> </text:span><text:span text:style-name="T17">=</text:span><text:span text:style-name="T36"> </text:span><text:span text:style-name="T66">3</text:span><text:span text:style-name="T75">z</text:span><text:span text:style-name="T60"> </text:span></text:p>
        </text:list-item>
        <text:list-item>
          <text:p text:style-name="P65">3<text:span text:style-name="T61"> </text:span><text:span text:style-name="T19">×</text:span><text:span text:style-name="T61"> </text:span>7 <text:span text:style-name="T34">−</text:span> <text:span text:style-name="T68">d </text:span><text:span text:style-name="T61"> </text:span><text:span text:style-name="T19">×</text:span><text:span text:style-name="T61"> </text:span><text:span text:style-name="T68">b</text:span><text:span text:style-name="T65"> </text:span><text:span text:style-name="T17">=</text:span><text:span text:style-name="T36"> </text:span><text:span text:style-name="T66">21</text:span><text:span text:style-name="T63"> </text:span><text:span text:style-name="T24">−</text:span><text:span text:style-name="T66"> </text:span><text:span text:style-name="T75">bd</text:span></text:p>
        </text:list-item>
        <text:list-item>
          <text:p text:style-name="P42"><text:span text:style-name="T68">a</text:span><text:span text:style-name="T38"> </text:span><text:span text:style-name="T19">×</text:span><text:span text:style-name="T38"> </text:span>(3<text:span text:style-name="T38"> </text:span><text:span text:style-name="T19">×</text:span><text:span text:style-name="T38"> </text:span>9<text:span text:style-name="T80"> </text:span><text:span text:style-name="T236"></text:span><text:span text:style-name="T80"> </text:span><text:span text:style-name="T68">b</text:span><text:span text:style-name="T38"> </text:span><text:span text:style-name="T19">×</text:span><text:span text:style-name="T38"> </text:span><text:span text:style-name="T68">n</text:span>)<text:span text:style-name="T36"> </text:span><text:span text:style-name="T17">=</text:span><text:span text:style-name="T36"> </text:span><text:span text:style-name="T75">a</text:span><text:span text:style-name="T40"> (27</text:span><text:span text:style-name="T237"></text:span><text:span text:style-name="T81"> </text:span><text:span text:style-name="T75">bn</text:span><text:span text:style-name="T25">) </text:span></text:p>
        </text:list-item>
        <text:list-item>
          <text:p text:style-name="P50">0<text:span text:style-name="T61"> </text:span><text:span text:style-name="T19">×</text:span><text:span text:style-name="T61"> </text:span><text:span text:style-name="T68">u</text:span><text:span text:style-name="T80"> </text:span><text:span text:style-name="T236"></text:span><text:span text:style-name="T80"> </text:span>1<text:span text:style-name="T61"> </text:span><text:span text:style-name="T19">×</text:span><text:span text:style-name="T61"> </text:span><text:span text:style-name="T68">m</text:span><text:span text:style-name="T65"> </text:span><text:span text:style-name="T17">=</text:span><text:span text:style-name="T65"> </text:span><text:span text:style-name="T75">m</text:span><text:span text:style-name="T65"> </text:span></text:p>
        </text:list-item>
        <text:list-item>
          <text:p text:style-name="P51"><text:span text:style-name="T68">a</text:span><text:span text:style-name="T61"> </text:span><text:span text:style-name="T19">×</text:span><text:span text:style-name="T61"> </text:span>6<text:span text:style-name="T61"> </text:span><text:span text:style-name="T19">×</text:span><text:span text:style-name="T61"> </text:span><text:span text:style-name="T68">n</text:span><text:span text:style-name="T80"> </text:span><text:span text:style-name="T236"></text:span><text:span text:style-name="T80"> </text:span>3<text:span text:style-name="T61"> </text:span><text:span text:style-name="T19">×</text:span><text:span text:style-name="T61"> </text:span><text:span text:style-name="T68">p</text:span><text:span text:style-name="T65"> </text:span><text:span text:style-name="T17">=</text:span><text:span text:style-name="T135"> </text:span><text:span text:style-name="T66">6</text:span><text:span text:style-name="T75">an</text:span><text:span text:style-name="T81"> </text:span><text:span text:style-name="T237"></text:span><text:span text:style-name="T81"> </text:span><text:span text:style-name="T66">3</text:span><text:span text:style-name="T75">p</text:span><text:span text:style-name="T66"> </text:span></text:p>
        </text:list-item>
        <text:list-item>
          <text:p text:style-name="P51">9<text:span text:style-name="T61"> </text:span><text:span text:style-name="T19">×</text:span><text:span text:style-name="T61"> </text:span><text:span text:style-name="T68">m</text:span><text:span text:style-name="T61"> </text:span><text:span text:style-name="T19">×</text:span><text:span text:style-name="T61"> </text:span>5 <text:span text:style-name="T65"> </text:span><text:span text:style-name="T236"></text:span><text:span text:style-name="T65"> </text:span><text:span text:style-name="T68">k</text:span><text:span text:style-name="T61"> </text:span><text:span text:style-name="T19">×</text:span><text:span text:style-name="T61"> </text:span><text:span text:style-name="T68">j</text:span><text:span text:style-name="T61"> </text:span><text:span text:style-name="T19">×</text:span><text:span text:style-name="T61"> </text:span>8<text:span text:style-name="T65"> </text:span><text:span text:style-name="T17">=</text:span><text:span text:style-name="T65"> </text:span><text:span text:style-name="T66">45</text:span><text:span text:style-name="T75">m</text:span><text:span text:style-name="T63"> </text:span><text:span text:style-name="T237"> </text:span><text:span text:style-name="T67">8</text:span><text:span text:style-name="T66"> </text:span><text:span text:style-name="T75">kj</text:span></text:p>
        </text:list-item>
      </text:list>
      <text:list xml:id="list134809745176242" text:continue-list="list134809357631761" text:style-name="Num_5f_Exo">
        <text:list-item>
          <text:h text:style-name="P32" text:outline-level="1"><text:span text:style-name="Bold_5f_niv1"> Carré et cube</text:span></text:h>
        </text:list-item>
      </text:list>
      <text:list xml:id="list883355621" text:style-name="L2">
        <text:list-item>
          <text:p text:style-name="P38">9<text:span text:style-name="T38"> </text:span><text:span text:style-name="T19">×</text:span><text:span text:style-name="T38"> </text:span>9 se note 9<text:span text:style-name="T8">2</text:span><text:span text:style-name="T56"> et se lit « 9 au carré » </text:span></text:p>
        </text:list-item>
        <text:list-item>
          <text:p text:style-name="P38">7 <text:span text:style-name="T12">×</text:span> 7 <text:span text:style-name="T12">×</text:span> 7 se note 7<text:span text:style-name="T8">3</text:span><text:span text:style-name="T56"> et se lit « 7 au cube »</text:span></text:p>
        </text:list-item>
      </text:list>
      <text:list xml:id="list1238455399" text:style-name="_5f_Numérotation_20_des_20_exercices_20_livrets">
        <text:list-item>
          <text:list>
            <text:list-header>
              <text:p text:style-name="P39">Écris, sans les calculer et en utilisant la notation « carré » ou « cube », les produits suivants.</text:p>
            </text:list-header>
          </text:list>
        </text:list-item>
      </text:list>
      <text:section text:style-name="Sect4" text:name="Section3">
        <text:list xml:id="list134809182932868" text:continue-list="list134809194693508" text:style-name="liste_5f_abc">
          <text:list-item text:start-value="1">
            <text:p text:style-name="P54"><text:span text:style-name="T35">6</text:span><text:span text:style-name="T38"> </text:span><text:span text:style-name="T19">×</text:span><text:span text:style-name="T38"> </text:span><text:span text:style-name="T35">6</text:span><text:span text:style-name="T36"> </text:span><text:span text:style-name="T17">=</text:span><text:span text:style-name="T36">  </text:span><text:span text:style-name="T41">6</text:span><text:span text:style-name="T10">2</text:span></text:p>
          </text:list-item>
          <text:list-item>
            <text:p text:style-name="P55"><text:span text:style-name="T68">n</text:span><text:span text:style-name="T38"> </text:span><text:span text:style-name="T19">×</text:span><text:span text:style-name="T38"> </text:span><text:span text:style-name="T68">n</text:span><text:span text:style-name="T36"> </text:span><text:span text:style-name="T17">=</text:span><text:span text:style-name="T36"> </text:span><text:span text:style-name="_5f_pointillés_20_gris"><text:span text:style-name="T145"> </text:span></text:span><text:span text:style-name="_5f_pointillés_20_gris"><text:span text:style-name="T168">n</text:span></text:span><text:span text:style-name="_5f_pointillés_20_gris"><text:span text:style-name="T159">2</text:span></text:span></text:p>
          </text:list-item>
          <text:list-item>
            <text:p text:style-name="P55"><text:span text:style-name="T68">b</text:span><text:span text:style-name="T38"> </text:span><text:span text:style-name="T19">×</text:span><text:span text:style-name="T38"> </text:span><text:span text:style-name="T68">b</text:span><text:span text:style-name="T36"> </text:span><text:span text:style-name="T17">=</text:span><text:span text:style-name="T177"> </text:span><text:span text:style-name="T168">b</text:span><text:span text:style-name="_5f_pointillés_20_gris"><text:span text:style-name="T159">2</text:span></text:span></text:p>
          </text:list-item>
          <text:list-item>
            <text:p text:style-name="P55"><text:span text:style-name="T36">23</text:span><text:span text:style-name="T37"> </text:span><text:span text:style-name="T20">×</text:span><text:span text:style-name="T37"> </text:span><text:span text:style-name="T36">23 </text:span><text:span text:style-name="T17">=</text:span><text:span text:style-name="T36"> </text:span><text:span text:style-name="T41">23</text:span><text:span text:style-name="_5f_pointillés_20_gris"><text:span text:style-name="T159">2</text:span></text:span></text:p>
          </text:list-item>
          <text:list-item>
            <text:p text:style-name="P55"><text:span text:style-name="T35">4</text:span><text:span text:style-name="T38"> </text:span><text:span text:style-name="T19">×</text:span><text:span text:style-name="T38"> </text:span><text:span text:style-name="T35">4</text:span><text:span text:style-name="T38"> </text:span><text:span text:style-name="T19">×</text:span><text:span text:style-name="T38"> </text:span><text:span text:style-name="T35">4</text:span><text:span text:style-name="T36"> </text:span><text:span text:style-name="T17">=</text:span><text:span text:style-name="T36"> </text:span><text:span text:style-name="T41">4</text:span><text:span text:style-name="_5f_pointillés_20_gris"><text:span text:style-name="T164">3</text:span></text:span></text:p>
          </text:list-item>
          <text:list-item>
            <text:p text:style-name="P56"><text:span text:style-name="_5f_pointillés_20_gris"><text:span text:style-name="T116">r</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r</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r</text:span></text:span><text:span text:style-name="_5f_pointillés_20_gris"><text:span text:style-name="T101"> </text:span></text:span><text:span text:style-name="_5f_pointillés_20_gris"><text:span text:style-name="T82">=</text:span></text:span><text:span text:style-name="_5f_pointillés_20_gris"><text:span text:style-name="T101"> </text:span></text:span><text:span text:style-name="_5f_pointillés_20_gris"><text:span text:style-name="T168">r</text:span></text:span><text:span text:style-name="_5f_pointillés_20_gris"><text:span text:style-name="T164">3</text:span></text:span></text:p>
          </text:list-item>
          <text:list-item>
            <text:p text:style-name="P54"><text:span text:style-name="_5f_pointillés_20_gris"><text:span text:style-name="T182">2</text:span></text:span><text:span text:style-name="_5f_pointillés_20_gris"><text:span text:style-name="T193"> </text:span></text:span><text:span text:style-name="_5f_pointillés_20_gris"><text:span text:style-name="T209">×</text:span></text:span><text:span text:style-name="_5f_pointillés_20_gris"><text:span text:style-name="T193"> </text:span></text:span><text:span text:style-name="_5f_pointillés_20_gris"><text:span text:style-name="T182">2</text:span></text:span><text:span text:style-name="_5f_pointillés_20_gris"><text:span text:style-name="T193"> </text:span></text:span><text:span text:style-name="_5f_pointillés_20_gris"><text:span text:style-name="T208">×</text:span></text:span><text:span text:style-name="_5f_pointillés_20_gris"><text:span text:style-name="T183"> </text:span></text:span><text:span text:style-name="_5f_pointillés_20_gris"><text:span text:style-name="T165">p</text:span></text:span><text:span text:style-name="_5f_pointillés_20_gris"><text:span text:style-name="T177"> </text:span></text:span><text:span text:style-name="_5f_pointillés_20_gris"><text:span text:style-name="T202">=</text:span></text:span><text:span text:style-name="_5f_pointillés_20_gris"><text:span text:style-name="T177"> </text:span></text:span><text:span text:style-name="_5f_pointillés_20_gris"><text:span text:style-name="T99">2</text:span></text:span><text:span text:style-name="_5f_pointillés_20_gris"><text:span text:style-name="T160">2 </text:span></text:span><text:span text:style-name="_5f_pointillés_20_gris"><text:span text:style-name="T171">p</text:span></text:span></text:p>
          </text:list-item>
          <text:list-item>
            <text:p text:style-name="P55"><text:span text:style-name="T68">r</text:span><text:span text:style-name="T38"> </text:span><text:span text:style-name="T19">×</text:span><text:span text:style-name="T38"> </text:span><text:span text:style-name="T68">r</text:span><text:span text:style-name="T38"> </text:span><text:span text:style-name="T19">×</text:span><text:span text:style-name="T38"> </text:span><text:span text:style-name="T68">t</text:span><text:span text:style-name="T38"> </text:span><text:span text:style-name="T19">×</text:span><text:span text:style-name="T38"> </text:span><text:span text:style-name="T68">t</text:span><text:span text:style-name="T38"> </text:span><text:span text:style-name="T19">×</text:span><text:span text:style-name="T38"> </text:span><text:span text:style-name="T70">t</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pointillés_20_gris"><text:span text:style-name="T170">r</text:span></text:span><text:span text:style-name="_5f_pointillés_20_gris"><text:span text:style-name="T161">2</text:span></text:span><text:span text:style-name="_5f_pointillés_20_gris"><text:span text:style-name="T172">t</text:span></text:span><text:span text:style-name="_5f_pointillés_20_gris"><text:span text:style-name="T154">3</text:span></text:span></text:p>
          </text:list-item>
          <text:list-item>
            <text:p text:style-name="P65"><text:span text:style-name="_5f_pointillés_20_gris"><text:span text:style-name="T101">3</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01">3</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n</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n</text:span></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pointillés_20_gris"><text:span text:style-name="T221">3</text:span></text:span><text:span text:style-name="_5f_pointillés_20_gris"><text:span text:style-name="T161">2</text:span></text:span><text:span text:style-name="_5f_pointillés_20_gris"><text:span text:style-name="T114">n</text:span></text:span><text:span text:style-name="_5f_pointillés_20_gris"><text:span text:style-name="T161">2</text:span></text:span><text:span text:style-name="_5f_pointillés_20_gris"><text:span text:style-name="T88">=</text:span></text:span><text:span text:style-name="_5f_pointillés_20_gris"><text:span text:style-name="T98"> (</text:span></text:span><text:span text:style-name="_5f_pointillés_20_gris"><text:span text:style-name="T220">3</text:span></text:span><text:span text:style-name="_5f_pointillés_20_gris"><text:span text:style-name="T114">n</text:span></text:span><text:span text:style-name="_5f_pointillés_20_gris"><text:span text:style-name="T119">)</text:span></text:span><text:span text:style-name="_5f_pointillés_20_gris"><text:span text:style-name="T161">2</text:span></text:span><text:span text:style-name="_5f_pointillés_20_gris"><text:span text:style-name="T163"> <text:s/></text:span></text:span></text:p>
          </text:list-item>
          <text:list-item>
            <text:p text:style-name="P56"><text:span text:style-name="T35">1</text:span><text:span text:style-name="T38"> </text:span><text:span text:style-name="T19">×</text:span><text:span text:style-name="T38"> </text:span><text:span text:style-name="T35">1</text:span><text:span text:style-name="T38"> </text:span><text:span text:style-name="T19">×</text:span><text:span text:style-name="T38"> </text:span><text:span text:style-name="T35">1</text:span><text:span text:style-name="T38"> </text:span><text:span text:style-name="T19">×</text:span><text:span text:style-name="T38"> </text:span><text:span text:style-name="T68">y</text:span><text:span text:style-name="T38"> </text:span><text:span text:style-name="T19">×</text:span><text:span text:style-name="T38"> </text:span><text:span text:style-name="T68">y</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pointillés_20_gris"><text:span text:style-name="T172">y</text:span></text:span><text:span text:style-name="_5f_pointillés_20_gris"><text:span text:style-name="T161">2</text:span></text:span></text:p>
          </text:list-item>
          <text:list-item>
            <text:p text:style-name="P56"><text:span text:style-name="T35">2</text:span><text:span text:style-name="T38"> </text:span><text:span text:style-name="T19">×</text:span><text:span text:style-name="T38"> </text:span><text:span text:style-name="T35">2</text:span><text:span text:style-name="T38"> </text:span><text:span text:style-name="T19">×</text:span><text:span text:style-name="T38"> </text:span><text:span text:style-name="T7">π</text:span><text:span text:style-name="T39"> </text:span><text:span text:style-name="T21">×</text:span><text:span text:style-name="T39"> </text:span><text:span text:style-name="T6">π</text:span><text:span text:style-name="_5f_pointillés_20_gris"><text:span text:style-name="T97"> </text:span></text:span><text:span text:style-name="_5f_pointillés_20_gris"><text:span text:style-name="T87">=</text:span></text:span><text:span text:style-name="_5f_pointillés_20_gris"><text:span text:style-name="T97"> </text:span></text:span><text:span text:style-name="_5f_pointillés_20_gris"><text:span text:style-name="T198">2</text:span></text:span><text:span text:style-name="_5f_pointillés_20_gris"><text:span text:style-name="T162">2</text:span></text:span><text:span text:style-name="_5f_pointillés_20_gris"><text:span text:style-name="T223">π</text:span></text:span><text:span text:style-name="_5f_pointillés_20_gris"><text:span text:style-name="T162">2</text:span></text:span><text:span text:style-name="_5f_pointillés_20_gris"><text:span text:style-name="T199">=</text:span></text:span><text:span text:style-name="_5f_pointillés_20_gris"><text:span text:style-name="T185"> </text:span></text:span><text:span text:style-name="_5f_pointillés_20_gris"><text:span text:style-name="T199">(2</text:span></text:span><text:span text:style-name="_5f_pointillés_20_gris"><text:span text:style-name="T224">π)</text:span></text:span><text:span text:style-name="_5f_pointillés_20_gris"><text:span text:style-name="T162">2</text:span></text:span></text:p>
          </text:list-item>
          <text:list-item>
            <text:p text:style-name="P55"><text:span text:style-name="_5f_pointillés_20_gris"><text:span text:style-name="T116">d</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d</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116">d</text:span></text:span><text:span text:style-name="_5f_pointillés_20_gris"><text:span text:style-name="T94"> </text:span></text:span><text:span text:style-name="_5f_pointillés_20_gris"><text:span text:style-name="T84">×</text:span></text:span><text:span text:style-name="_5f_pointillés_20_gris"><text:span text:style-name="T94"> </text:span></text:span><text:span text:style-name="_5f_pointillés_20_gris"><text:span text:style-name="T96">6</text:span></text:span><text:span text:style-name="_5f_pointillés_20_gris"><text:span text:style-name="T104"> </text:span></text:span><text:span text:style-name="_5f_pointillés_20_gris"><text:span text:style-name="T86">×</text:span></text:span><text:span text:style-name="_5f_pointillés_20_gris"><text:span text:style-name="T104"> </text:span></text:span><text:span text:style-name="_5f_pointillés_20_gris"><text:span text:style-name="T101">6</text:span></text:span><text:span text:style-name="_5f_pointillés_20_gris"><text:span text:style-name="T97"> </text:span></text:span><text:span text:style-name="_5f_pointillés_20_gris"><text:span text:style-name="T87">=</text:span></text:span><text:span text:style-name="_5f_pointillés_20_gris"><text:span text:style-name="T186"> </text:span></text:span><text:span text:style-name="_5f_pointillés_20_gris"><text:span text:style-name="T185">6</text:span></text:span><text:span text:style-name="_5f_pointillés_20_gris"><text:span text:style-name="T162">2</text:span></text:span><text:span text:style-name="_5f_pointillés_20_gris"><text:span text:style-name="T207">×</text:span></text:span><text:span text:style-name="_5f_pointillés_20_gris"><text:span text:style-name="T173">d</text:span></text:span><text:span text:style-name="_5f_pointillés_20_gris"><text:span text:style-name="T157">3</text:span></text:span></text:p>
          </text:list-item>
        </text:list>
      </text:section>
      <text:list xml:id="list134808755468817" text:continue-list="list134809745176242" text:style-name="Num_5f_Exo">
        <text:list-item>
          <text:list>
            <text:list-item>
              <text:h text:style-name="P32" text:outline-level="1"> Pour aller plus loin</text:h>
            </text:list-item>
          </text:list>
        </text:list-item>
      </text:list>
      <text:list xml:id="list134808076352301" text:continue-list="list134809182932868" text:style-name="liste_5f_abc">
        <text:list-item>
          <text:list>
            <text:list-item>
              <text:p text:style-name="P37">Place les signes « <text:span text:style-name="T32">×</text:span> » sous-entendus.</text:p>
            </text:list-item>
          </text:list>
        </text:list-item>
      </text:list>
      <text:p text:style-name="P30"><text:span text:style-name="T68"><draw:frame draw:style-name="fr5" draw:name="Objet9" text:anchor-type="as-char" svg:width="0.496cm" svg:height="0.871cm" draw:z-index="5"><draw:object xlink:href="./Object 1" xlink:type="simple" xlink:show="embed" xlink:actuate="onLoad"/><draw:image xlink:href="./ObjectReplacements/Object 1" xlink:type="simple" xlink:show="embed" xlink:actuate="onLoad"/><svg:desc>formule</svg:desc></draw:frame></text:span><text:span text:style-name="T68">q</text:span><text:span text:style-name="T42"> </text:span><text:span text:style-name="T236"></text:span><text:span text:style-name="T236"><draw:frame draw:style-name="fr5" draw:name="Objet8" text:anchor-type="as-char" svg:width="0.773cm" svg:height="0.945cm" draw:z-index="6"><draw:object xlink:href="./Object 2" xlink:type="simple" xlink:show="embed" xlink:actuate="onLoad"/><draw:image xlink:href="./ObjectReplacements/Object 2" xlink:type="simple" xlink:show="embed" xlink:actuate="onLoad"/><svg:desc>formule</svg:desc></draw:frame></text:span><text:span text:style-name="_5f_pointillés_20_gris"><text:span text:style-name="T82">=</text:span></text:span><text:span text:style-name="_5f_pointillés_20_gris"><text:span text:style-name="T136"> </text:span></text:span><text:span text:style-name="_5f_pointillés_20_gris"><text:span text:style-name="T136"><draw:frame draw:style-name="fr4" draw:name="Objet1" text:anchor-type="as-char" svg:width="2.039cm" svg:height="0.945cm" draw:z-index="7"><draw:object xlink:href="./Object 3" xlink:type="simple" xlink:show="embed" xlink:actuate="onLoad"/><draw:image xlink:href="./ObjectReplacements/Object 3" xlink:type="simple" xlink:show="embed" xlink:actuate="onLoad"/><svg:desc>formule</svg:desc></draw:frame></text:span></text:span></text:p>
      <text:p text:style-name="P43"><text:span text:style-name="_5f_BVS">3</text:span><text:span text:style-name="_5f_BVS"><text:span text:style-name="T68">x</text:span></text:span><text:span text:style-name="T9">2</text:span><text:span text:style-name="T42"> </text:span><text:span text:style-name="T26">−</text:span><text:span text:style-name="T42"> </text:span><text:span text:style-name="T35">5</text:span><text:span text:style-name="T68">x</text:span><text:span text:style-name="T236"></text:span><text:span text:style-name="T54"> </text:span><text:span text:style-name="_5f_BVS">8</text:span><text:span text:style-name="_5f_BVS"><text:span text:style-name="T36"> </text:span></text:span><text:span text:style-name="_5f_pointillés_20_gris"><text:span text:style-name="T82">=</text:span></text:span><text:span text:style-name="_5f_pointillés_20_gris"><text:span text:style-name="T101"> </text:span></text:span><text:span text:style-name="_5f_BVS"><text:span text:style-name="T235">3</text:span></text:span><text:span text:style-name="_5f_BVS"><text:span text:style-name="T33">×</text:span></text:span><text:span text:style-name="_5f_BVS"><text:span text:style-name="T76">x</text:span></text:span><text:span text:style-name="_5f_pointillés_20_gris"><text:span text:style-name="T133">2</text:span></text:span><text:span text:style-name="_5f_pointillés_20_gris"><text:span text:style-name="T92">−</text:span></text:span><text:span text:style-name="_5f_pointillés_20_gris"><text:span text:style-name="T106"> </text:span></text:span><text:span text:style-name="_5f_pointillés_20_gris"><text:span text:style-name="T102">5</text:span></text:span><text:span text:style-name="_5f_pointillés_20_gris"><text:span text:style-name="T88">×</text:span></text:span><text:span text:style-name="_5f_pointillés_20_gris"><text:span text:style-name="T118">x</text:span></text:span><text:span text:style-name="_5f_pointillés_20_gris"><text:span text:style-name="T130"></text:span></text:span><text:span text:style-name="_5f_pointillés_20_gris"><text:span text:style-name="T109"> </text:span></text:span><text:span text:style-name="_5f_BVS"><text:span text:style-name="T235">8</text:span></text:span></text:p>
      <text:p text:style-name="P43"><text:span text:style-name="_5f_BVS">3(2</text:span><text:span text:style-name="_5f_BVS"><text:span text:style-name="T68">x</text:span></text:span><text:span text:style-name="T42"> </text:span><text:span text:style-name="T26">−</text:span><text:span text:style-name="T42"> </text:span><text:span text:style-name="T35">5)</text:span><text:span text:style-name="T42"> </text:span><text:span text:style-name="T26">−</text:span><text:span text:style-name="T42"> </text:span><text:span text:style-name="_5f_BVS">3</text:span><text:span text:style-name="T68">x² </text:span><text:span text:style-name="T236"></text:span><text:span text:style-name="T54"> </text:span><text:span text:style-name="_5f_BVS">8</text:span><text:span text:style-name="_5f_BVS"><text:span text:style-name="T36"> </text:span></text:span><text:span text:style-name="_5f_pointillés_20_gris"><text:span text:style-name="T89">=</text:span></text:span><text:span text:style-name="_5f_pointillés_20_gris"><text:span text:style-name="T100"> </text:span></text:span><text:span text:style-name="_5f_BVS"><text:span text:style-name="T141">3</text:span></text:span><text:span text:style-name="_5f_pointillés_20_gris"><text:span text:style-name="T206">×</text:span></text:span><text:span text:style-name="_5f_BVS"><text:span text:style-name="T141">(2</text:span></text:span><text:span text:style-name="_5f_pointillés_20_gris"><text:span text:style-name="T206">×</text:span></text:span><text:span text:style-name="_5f_BVS"><text:span text:style-name="T73">x</text:span></text:span><text:span text:style-name="_5f_pointillés_20_gris"><text:span text:style-name="T105"> </text:span></text:span><text:span text:style-name="_5f_pointillés_20_gris"><text:span text:style-name="T93">−</text:span></text:span><text:span text:style-name="_5f_pointillés_20_gris"><text:span text:style-name="T105"> </text:span></text:span><text:span text:style-name="_5f_pointillés_20_gris"><text:span text:style-name="T98">5)</text:span></text:span><text:span text:style-name="_5f_pointillés_20_gris"><text:span text:style-name="T93">−</text:span></text:span><text:span text:style-name="_5f_pointillés_20_gris"><text:span text:style-name="T105"> </text:span></text:span><text:span text:style-name="_5f_BVS"><text:span text:style-name="T141">3</text:span></text:span><text:span text:style-name="_5f_pointillés_20_gris"><text:span text:style-name="T206">×</text:span></text:span><text:span text:style-name="_5f_pointillés_20_gris"><text:span text:style-name="T112">x²  </text:span></text:span><text:span text:style-name="_5f_pointillés_20_gris"><text:span text:style-name="T130"></text:span></text:span><text:span text:style-name="_5f_pointillés_20_gris"><text:span text:style-name="T108"> </text:span></text:span><text:span text:style-name="_5f_BVS"><text:span text:style-name="T141">8</text:span></text:span></text:p>
      <text:p text:style-name="P30"><text:span text:style-name="_5f_BVS"><text:span text:style-name="T141"/></text:span></text:p>
      <text:list xml:id="list134807972737129" text:continue-numbering="true" text:style-name="liste_5f_abc">
        <text:list-item>
          <text:list>
            <text:list-item>
              <text:p text:style-name="P37">Simplifie les écritures littérales suivantes.</text:p>
            </text:list-item>
          </text:list>
        </text:list-item>
      </text:list>
      <text:p text:style-name="P31"><text:span text:style-name="_5f_pointillés_20_gris"><text:span text:style-name="T95">2</text:span></text:span><text:span text:style-name="_5f_pointillés_20_gris"> </text:span><text:span text:style-name="_5f_pointillés_20_gris"><text:span text:style-name="T85">×</text:span></text:span><text:span text:style-name="_5f_pointillés_20_gris"><text:span text:style-name="T103"> </text:span></text:span><text:span text:style-name="_5f_pointillés_20_gris"><text:span text:style-name="T95">2</text:span></text:span><text:span text:style-name="_5f_pointillés_20_gris"><text:span text:style-name="T103"> </text:span></text:span><text:span text:style-name="_5f_pointillés_20_gris"><text:span text:style-name="T86">×</text:span></text:span><text:span text:style-name="_5f_pointillés_20_gris"><text:span text:style-name="T95"> </text:span></text:span><text:span text:style-name="_5f_pointillés_20_gris"><text:span text:style-name="T111">x</text:span></text:span><text:span text:style-name="_5f_pointillés_20_gris"><text:span text:style-name="T95"> +</text:span></text:span><text:span text:style-name="_5f_pointillés_20_gris"><text:span text:style-name="T115">y</text:span></text:span><text:span text:style-name="_5f_pointillés_20_gris"><text:span text:style-name="T95"> </text:span></text:span><text:span text:style-name="_5f_pointillés_20_gris"><text:span text:style-name="T85">×</text:span></text:span><text:span text:style-name="_5f_pointillés_20_gris"><text:span text:style-name="T95"> </text:span></text:span><text:span text:style-name="_5f_pointillés_20_gris"><text:span text:style-name="T111">y</text:span></text:span><text:span text:style-name="_5f_pointillés_20_gris"><text:span text:style-name="T95"> – 5 </text:span></text:span><text:span text:style-name="_5f_signe"><text:span text:style-name="T134">=</text:span></text:span><text:span text:style-name="_5f_pointillés_20_gris"><text:span text:style-name="T95"> </text:span></text:span><text:span text:style-name="_5f_pointillés_20_gris"><text:span text:style-name="T99">4</text:span></text:span><text:span text:style-name="_5f_pointillés_20_gris"><text:span text:style-name="T113">x</text:span></text:span><text:span text:style-name="_5f_pointillés_20_gris"><text:span text:style-name="T99"> +</text:span></text:span><text:span text:style-name="_5f_pointillés_20_gris"><text:span text:style-name="T171">y</text:span></text:span><text:span text:style-name="_5f_pointillés_20_gris"><text:span text:style-name="T160">2</text:span></text:span><text:span text:style-name="_5f_pointillés_20_gris"><text:span text:style-name="T99">– 5</text:span></text:span></text:p>
      <text:p text:style-name="P60"><text:span text:style-name="_5f_BVS">7 </text:span><text:span text:style-name="_5f_BVS"><text:span text:style-name="T236"></text:span></text:span><text:span text:style-name="_5f_BVS"> </text:span><text:span text:style-name="_5f_pointillés_20_gris"><text:span text:style-name="T117">r</text:span></text:span><text:span text:style-name="_5f_pointillés_20_gris"><text:span text:style-name="T96"> </text:span></text:span><text:span text:style-name="_5f_pointillés_20_gris"><text:span text:style-name="T86">×</text:span></text:span><text:span text:style-name="_5f_pointillés_20_gris"><text:span text:style-name="T96"> 2</text:span></text:span><text:span text:style-name="_5f_pointillés_20_gris"><text:span text:style-name="T117">r</text:span></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pointillés_20_gris"><text:span text:style-name="T117">r</text:span></text:span><text:span text:style-name="_5f_pointillés_20_gris"><text:span text:style-name="T101"> – 5</text:span></text:span><text:span text:style-name="T36"> </text:span><text:span text:style-name="_5f_pointillés_20_gris"><text:span text:style-name="T86">×</text:span></text:span><text:span text:style-name="_5f_pointillés_20_gris"><text:span text:style-name="T96"> </text:span></text:span><text:span text:style-name="_5f_pointillés_20_gris"><text:span text:style-name="T110">r</text:span></text:span><text:span text:style-name="_5f_pointillés_20_gris"><text:span text:style-name="T101"> </text:span></text:span><text:span text:style-name="_5f_pointillés_20_gris"><text:span text:style-name="T86">×</text:span></text:span><text:span text:style-name="_5f_pointillés_20_gris"><text:span text:style-name="T96"> </text:span></text:span><text:span text:style-name="_5f_pointillés_20_gris"><text:span text:style-name="T110">r</text:span></text:span><text:span text:style-name="_5f_pointillés_20_gris"><text:span text:style-name="T96"> </text:span></text:span><text:span text:style-name="_5f_pointillés_20_gris"><text:span text:style-name="T131"></text:span></text:span><text:span text:style-name="_5f_pointillés_20_gris"><text:span text:style-name="T107"> </text:span></text:span><text:span text:style-name="_5f_BVS"><text:span text:style-name="T139">8</text:span></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BVS"><text:span text:style-name="T139">4</text:span></text:span><text:span text:style-name="_5f_BVS"><text:span text:style-name="T37"> </text:span></text:span><text:span text:style-name="_5f_signe"><text:span text:style-name="T120">=</text:span></text:span><text:span text:style-name="_5f_signe"><text:span text:style-name="T101"> </text:span></text:span><text:span text:style-name="_5f_BVS"><text:span text:style-name="T235">7</text:span></text:span><text:span text:style-name="_5f_BVS"><text:span text:style-name="T237"></text:span></text:span><text:span text:style-name="_5f_BVS"><text:span text:style-name="T235"> </text:span></text:span><text:span text:style-name="_5f_pointillés_20_gris"><text:span text:style-name="T98">2</text:span></text:span><text:span text:style-name="_5f_pointillés_20_gris"><text:span text:style-name="T118">r</text:span></text:span><text:span text:style-name="_5f_pointillés_20_gris"><text:span text:style-name="T155">3</text:span></text:span><text:span text:style-name="_5f_pointillés_20_gris"><text:span text:style-name="T98"> </text:span></text:span><text:span text:style-name="_5f_pointillés_20_gris"><text:span text:style-name="T102">– 5</text:span></text:span><text:span text:style-name="_5f_pointillés_20_gris"><text:span text:style-name="T112">r</text:span></text:span><text:span text:style-name="_5f_pointillés_20_gris"><text:span text:style-name="T155">2 </text:span></text:span><text:span text:style-name="_5f_pointillés_20_gris"><text:span text:style-name="T130"> </text:span></text:span><text:span text:style-name="_5f_BVS"><text:span text:style-name="T141">32 </text:span></text:span></text:p>
      <text:p text:style-name="P26"><text:span text:style-name="_5f_BVS"><text:span text:style-name="T141">=</text:span></text:span><text:span text:style-name="_5f_pointillés_20_gris"><text:span text:style-name="T96">  </text:span></text:span><text:span text:style-name="_5f_pointillés_20_gris"><text:span text:style-name="T98">2</text:span></text:span><text:span text:style-name="_5f_pointillés_20_gris"><text:span text:style-name="T112">r</text:span></text:span><text:span text:style-name="_5f_pointillés_20_gris"><text:span text:style-name="T155">3</text:span></text:span><text:span text:style-name="_5f_pointillés_20_gris"><text:span text:style-name="T98"> – 5</text:span></text:span><text:span text:style-name="_5f_pointillés_20_gris"><text:span text:style-name="T112">r</text:span></text:span><text:span text:style-name="_5f_pointillés_20_gris"><text:span text:style-name="T155">2 </text:span></text:span><text:span text:style-name="_5f_pointillés_20_gris"><text:span text:style-name="T130"> </text:span></text:span><text:span text:style-name="_5f_BVS"><text:span text:style-name="T141">39</text:span></text:span></text:p>
      <text:p text:style-name="P26"><text:span text:style-name="_5f_BVS">5</text:span><text:span text:style-name="_5f_pointillés_20_gris"><text:span text:style-name="T117">x</text:span></text:span><text:span text:style-name="_5f_pointillés_20_gris"><text:span text:style-name="T96"> </text:span></text:span><text:span text:style-name="_5f_pointillés_20_gris"><text:span text:style-name="T86">×</text:span></text:span><text:span text:style-name="_5f_pointillés_20_gris"><text:span text:style-name="T96"> 2</text:span></text:span><text:span text:style-name="_5f_pointillés_20_gris"><text:span text:style-name="T110">x</text:span></text:span><text:span text:style-name="_5f_pointillés_20_gris"><text:span text:style-name="T101"> </text:span></text:span><text:span text:style-name="_5f_pointillés_20_gris"><text:span text:style-name="T131"></text:span></text:span><text:span text:style-name="_5f_pointillés_20_gris"><text:span text:style-name="T101"> 5</text:span></text:span><text:span text:style-name="T36"> </text:span><text:span text:style-name="_5f_pointillés_20_gris"><text:span text:style-name="T86">×</text:span></text:span><text:span text:style-name="_5f_pointillés_20_gris"><text:span text:style-name="T96"> </text:span></text:span><text:span text:style-name="_5f_pointillés_20_gris"><text:span text:style-name="T110">x</text:span></text:span><text:span text:style-name="_5f_pointillés_20_gris"><text:span text:style-name="T101"> </text:span></text:span><text:span text:style-name="_5f_pointillés_20_gris"><text:span text:style-name="T131"></text:span></text:span><text:span text:style-name="_5f_pointillés_20_gris"><text:span text:style-name="T96"> 8</text:span></text:span><text:span text:style-name="_5f_pointillés_20_gris"><text:span text:style-name="T110">x</text:span></text:span><text:span text:style-name="_5f_pointillés_20_gris"><text:span text:style-name="T96"> </text:span></text:span><text:span text:style-name="_5f_pointillés_20_gris"><text:span text:style-name="T131"></text:span></text:span><text:span text:style-name="_5f_pointillés_20_gris"><text:span text:style-name="T107"> </text:span></text:span><text:span text:style-name="_5f_BVS"><text:span text:style-name="T139">2,5</text:span></text:span><text:span text:style-name="_5f_pointillés_20_gris"><text:span text:style-name="T96"> </text:span></text:span><text:span text:style-name="_5f_pointillés_20_gris"><text:span text:style-name="T86">×</text:span></text:span><text:span text:style-name="_5f_pointillés_20_gris"><text:span text:style-name="T96"> </text:span></text:span><text:span text:style-name="_5f_BVS"><text:span text:style-name="T139">4</text:span></text:span><text:span text:style-name="_5f_pointillés_20_gris"><text:span text:style-name="T131"></text:span></text:span><text:span text:style-name="_5f_pointillés_20_gris"><text:span text:style-name="T96"> </text:span></text:span><text:span text:style-name="_5f_pointillés_20_gris"><text:span text:style-name="T110">x</text:span></text:span><text:span text:style-name="_5f_pointillés_20_gris"><text:span text:style-name="T96"> </text:span></text:span><text:span text:style-name="_5f_pointillés_20_gris"><text:span text:style-name="T86">×</text:span></text:span><text:span text:style-name="_5f_pointillés_20_gris"><text:span text:style-name="T96"> 7</text:span></text:span><text:span text:style-name="_5f_BVS"><text:span text:style-name="T37"> </text:span></text:span><text:span text:style-name="_5f_pointillés_20_gris"><text:span text:style-name="T86">×</text:span></text:span><text:span text:style-name="_5f_pointillés_20_gris"><text:span text:style-name="T96"> </text:span></text:span><text:span text:style-name="_5f_pointillés_20_gris"><text:span text:style-name="T110">x</text:span></text:span><text:span text:style-name="_5f_pointillés_20_gris"><text:span text:style-name="T96"> </text:span></text:span></text:p>
      <text:p text:style-name="P26"><text:span text:style-name="_5f_signe"><text:span text:style-name="T121">=</text:span></text:span><text:span text:style-name="_5f_pointillés_20_gris"><text:span text:style-name="T122"> 10</text:span></text:span><text:span text:style-name="_5f_pointillés_20_gris"><text:span text:style-name="T124">x</text:span></text:span><text:span text:style-name="_5f_signe"><text:span text:style-name="T126"> </text:span></text:span><text:span text:style-name="_5f_pointillés_20_gris"><text:span text:style-name="T156">2</text:span></text:span><text:span text:style-name="_5f_pointillés_20_gris"><text:span text:style-name="T127"></text:span></text:span><text:span text:style-name="_5f_pointillés_20_gris"><text:span text:style-name="T122"> 5</text:span></text:span><text:span text:style-name="_5f_pointillés_20_gris"><text:span text:style-name="T125">x</text:span></text:span><text:span text:style-name="_5f_pointillés_20_gris"><text:span text:style-name="T122"> </text:span></text:span><text:span text:style-name="_5f_pointillés_20_gris"><text:span text:style-name="T127"></text:span></text:span><text:span text:style-name="_5f_pointillés_20_gris"><text:span text:style-name="T123"> 8</text:span></text:span><text:span text:style-name="_5f_pointillés_20_gris"><text:span text:style-name="T125">x</text:span></text:span><text:span text:style-name="_5f_pointillés_20_gris"><text:span text:style-name="T123"> </text:span></text:span><text:span text:style-name="_5f_pointillés_20_gris"><text:span text:style-name="T127"> </text:span></text:span><text:span text:style-name="_5f_BVS"><text:span text:style-name="T57">10 </text:span></text:span><text:span text:style-name="_5f_pointillés_20_gris"><text:span text:style-name="T127"></text:span></text:span><text:span text:style-name="_5f_pointillés_20_gris"><text:span text:style-name="T123"> 7</text:span></text:span><text:span text:style-name="_5f_pointillés_20_gris"><text:span text:style-name="T125">x</text:span></text:span><text:span text:style-name="_5f_pointillés_20_gris"><text:span text:style-name="T156">2</text:span></text:span><text:span text:style-name="_5f_pointillés_20_gris"><text:span text:style-name="T132"> </text:span></text:span><text:span text:style-name="_5f_pointillés_20_gris"><text:span text:style-name="T128">=</text:span></text:span><text:span text:style-name="_5f_signe"><text:span text:style-name="T129"> </text:span></text:span><text:span text:style-name="_5f_pointillés_20_gris"><text:span text:style-name="T132"> </text:span></text:span><text:span text:style-name="_5f_pointillés_20_gris"><text:span text:style-name="T122">17</text:span></text:span><text:span text:style-name="_5f_pointillés_20_gris"><text:span text:style-name="T124">x</text:span></text:span><text:span text:style-name="_5f_pointillés_20_gris"><text:span text:style-name="T58"> </text:span></text:span><text:span text:style-name="_5f_pointillés_20_gris"><text:span text:style-name="T156">2</text:span></text:span><text:span text:style-name="_5f_pointillés_20_gris"><text:span text:style-name="T127"></text:span></text:span><text:span text:style-name="_5f_pointillés_20_gris"><text:span text:style-name="T122"> 13</text:span></text:span><text:span text:style-name="_5f_pointillés_20_gris"><text:span text:style-name="T125">x</text:span></text:span><text:span text:style-name="_5f_pointillés_20_gris"><text:span text:style-name="T122"> </text:span></text:span><text:span text:style-name="_5f_pointillés_20_gris"><text:span text:style-name="T127"> </text:span></text:span><text:span text:style-name="_5f_BVS"><text:span text:style-name="T57">10</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Symbol1" svg:font-family="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6" svg:font-family="'Bitstream Vera Sans'" style:font-pitch="variable"/>
    <style:font-face style:name="OpenSymbol3" svg:font-family="OpenSymbol"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06cm" draw:dots2="1" draw:dots2-length="0.006cm" draw:distance="0.006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4" fo:font-family="'Bitstream Vera Sans'" style:font-style-name="Oblique" style:font-family-generic="swiss" style:font-pitch="variable" fo:font-size="10pt" fo:font-style="normal" fo:font-weight="bold"/>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pointillés_20_fraction" style:display-name="_pointillés fraction" style:family="paragraph" style:parent-style-name="_5f_Paragraphe_20_livret_20_">
      <style:paragraph-properties fo:margin-top="0.6cm" fo:margin-bottom="0.6cm" style:contextual-spacing="false" fo:line-height="100%">
        <style:tab-stops>
          <style:tab-stop style:position="0.37cm"/>
          <style:tab-stop style:position="6.001cm" style:type="right" style:leader-style="dotted" style:leader-text="."/>
        </style:tab-stops>
      </style:paragraph-properties>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Exo_5f_Num" style:display-name="_Exo_Num" style:family="paragraph" style:parent-style-name="Standard" style:default-outline-level="1" style:list-style-name="Num_5f_Exo" style:master-page-name="">
      <style:paragraph-properties fo:margin-top="0.499cm" fo:margin-bottom="0.101cm" style:contextual-spacing="false" fo:line-height="100%" fo:text-align="justify" style:justify-single-word="false" style:page-number="auto" fo:keep-with-next="auto">
        <style:tab-stops/>
      </style:paragraph-properties>
      <style:text-properties style:use-window-font-color="true" loext:opacity="0%"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_5f_num_5f_abcd" style:display-name="_num_abcd" style:family="paragraph" style:parent-style-name="Standard" style:default-outline-level="" style:master-page-name="">
      <style:paragraph-properties fo:margin-top="0.199cm" fo:margin-bottom="0.101cm" style:contextual-spacing="false" fo:text-align="justify" style:justify-single-word="false" style:page-number="auto">
        <style:tab-stops>
          <style:tab-stop style:position="0.499cm"/>
          <style:tab-stop style:position="9.2cm" style:type="right" style:leader-style="dotted" style:leader-text="."/>
        </style:tab-stops>
      </style:paragraph-properties>
      <style:text-properties fo:color="#000000" loext:opacity="100%" fo:font-style="normal"/>
    </style:style>
    <style:style style:name="_5f_Txt_5f_Puce" style:display-name="_Txt_Puce" style:family="paragraph" style:parent-style-name="Standard">
      <loext:graphic-properties draw:fill="none" draw:fill-color="#729fcf"/>
      <style:paragraph-properties fo:margin-left="0cm" fo:margin-right="0cm" fo:text-indent="0cm" style:auto-text-indent="false" fo:background-color="transparent">
        <style:tab-stops>
          <style:tab-stop style:position="9.2cm" style:type="right" style:leader-style="dotted" style:leader-text="."/>
        </style:tab-stops>
      </style:paragraph-properties>
    </style:style>
    <style:style style:name="formule_20_coriigée" style:display-name="formule coriigée" style:family="paragraph" style:parent-style-name="_5f_Paragraphe_20_livret_20_réponse_20_élève" style:list-style-name="liste_5f_abc">
      <style:paragraph-properties fo:margin-top="0cm" fo:margin-bottom="0cm" style:contextual-spacing="false">
        <style:tab-stops>
          <style:tab-stop style:position="3.403cm" style:type="right"/>
          <style:tab-stop style:position="8.999cm" style:type="right" style:leader-style="dotted" style:leader-text="."/>
        </style:tab-stops>
      </style:paragraph-properties>
      <style:text-properties style:font-name="Bitstream Vera Sans3" fo:font-family="'Bitstream Vera Sans'" style:font-family-generic="swiss" style:font-pitch="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loext:opacity="100%" style:font-size-asian="10.5pt"/>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haracter_5f_20_5f_style" style:display-name="Character_20_style" style:family="text"/>
    <style:style style:name="livret" style:family="text">
      <style:text-properties fo:color="#000000" loext:opacity="100%" style:font-name="Bitstream Vera Sans" fo:font-family="'Bitstream Vera Sans'" style:font-style-name="Roman" style:font-family-generic="swiss" style:font-pitch="variable"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abc" style:display-name="Numbering abc" text:consecutive-numbering="true">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En-tête">
      <style:text-properties officeooo:rsid="0051fbd3" officeooo:paragraph-rsid="0051fbd3"/>
    </style:style>
    <style:style style:name="MP24" style:family="paragraph">
      <loext:graphic-properties draw:fill="solid" draw:fill-color="#d7e12c"/>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paragraph-rsid="004ebb8a"/>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draw:style-name="Mdp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11"/>
      </style:header>
    </style:master-page>
    <style:master-page style:name="_5f_Fiche_20_format_20_Site" style:display-name="_Fiche format Site" style:page-layout-name="Mpm14">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5"/>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6">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3"><draw:path text:anchor-type="paragraph" draw:z-index="0" draw:name="Forme1" draw:style-name="Mgr1" draw:text-style-name="MP24" svg:width="4.329cm" svg:height="2.24cm" svg:x="-1.499cm" svg:y="-1cm" svg:viewBox="0 0 4330 2241" svg:d="M0 2241l3984-288c209-15 363-168 345-342l-170-1611h-4159z"><text:p/></draw:path><draw:frame text:anchor-type="paragraph" draw:z-index="2" draw:name="Forme2" draw:style-name="Mgr2" draw:text-style-name="MP26" svg:width="2.703cm" svg:height="0.715cm" draw:transform="rotate (0.0872664625997165) translate (-0.172861111111111cm 0.218722222222222cm)"><draw:text-box><text:p text:style-name="MP25"><text:span text:style-name="MT5">Série 2</text:span></text:p></draw:text-box></draw:frame><draw:line text:anchor-type="paragraph" draw:z-index="4" draw:name="Forme3" draw:style-name="Mgr3" draw:text-style-name="MP25" svg:x1="14.205cm" svg:y1="0.36cm" svg:x2="20.504cm" svg:y2="0.36cm"><text:p/></draw:line>Utiliser les conventions d’écriture</text:p>
      </style:header>
      <style:footer>
        <text:p text:style-name="MP27"><draw:frame draw:style-name="Mfr1" draw:name="Cadre11" text:anchor-type="paragraph" svg:y="-0.06cm" draw:z-index="1"><draw:text-box fo:min-height="0.499cm" fo:min-width="3cm"><draw:frame draw:style-name="Mfr2" draw:name="Cadre2" text:anchor-type="frame" svg:x="0.45cm" svg:y="0.079cm" svg:width="0.817cm" draw:z-index="3"><draw:text-box fo:min-height="0.355cm"><text:p text:style-name="MP28"><draw:g text:anchor-type="paragraph" draw:z-index="8" draw:name="Forme4" draw:style-name="Mgr4"><draw:path draw:style-name="Mgr5" draw:text-style-name="MP29" svg:width="0.855cm" svg:height="1.172cm" svg:x="-0.03cm" svg:y="-0.194cm" svg:viewBox="0 0 856 1173" svg:d="M856 1173h-856v-991c0-100 79-182 175-182h505c97 0 176 82 176 182z"><text:p/></draw:path></draw:g><text:page-number text:select-page="current">44</text:page-number></text:p></draw:text-box></draw:frame><text:p text:style-name="MP30"><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16T13:48:07.599000000</dc:date>
    <meta:printed-by>Katia Hache</meta:printed-by>
    <meta:print-date>2008-12-06T20:07:18</meta:print-date>
    <meta:editing-cycles>122</meta:editing-cycles>
    <meta:editing-duration>P1DT11H30M43S</meta:editing-duration>
    <meta:document-statistic meta:table-count="1" meta:image-count="0" meta:object-count="3" meta:page-count="1" meta:paragraph-count="115" meta:word-count="921" meta:character-count="3360" meta:non-whitespace-character-count="2148"/>
    <meta:user-defined meta:name="Info 1"/>
    <meta:user-defined meta:name="Info 2"/>
    <meta:user-defined meta:name="Info 3"/>
    <meta:user-defined meta:name="Info 4"/>
  </office:meta>
</office:document-meta>
</file>

<file path=Object 1/content.xml><?xml version="1.0" encoding="utf-8"?>
<math xmlns="http://www.w3.org/1998/Math/MathML">
  <semantics>
    <mrow>
      <mfrac>
        <mrow>
          <mn>1</mn>
        </mrow>
        <mrow>
          <mn>8</mn>
        </mrow>
      </mfrac>
    </mrow>
    <annotation encoding="StarMath 5.0">{1} over {8}</annotation>
  </semantics>
</math>
</file>

<file path=Object 2/content.xml><?xml version="1.0" encoding="utf-8"?>
<math xmlns="http://www.w3.org/1998/Math/MathML">
  <semantics>
    <mrow>
      <mfrac>
        <mrow>
          <mrow>
            <mn>7</mn>
          </mrow>
          <mstyle mathsize="12pt">
            <mrow>
              <mrow>
                <mi>a</mi>
              </mrow>
            </mrow>
          </mstyle>
        </mrow>
        <mrow>
          <mn>3</mn>
        </mrow>
      </mfrac>
    </mrow>
    <annotation encoding="StarMath 5.0">{{7}size 12{a}} over {3}</annotation>
  </semantics>
</math>
</file>

<file path=Object 3/content.xml><?xml version="1.0" encoding="utf-8"?>
<math xmlns="http://www.w3.org/1998/Math/MathML">
  <semantics>
    <mrow>
      <mrow>
        <mrow>
          <mfrac>
            <mrow>
              <mn>1</mn>
            </mrow>
            <mrow>
              <mn>8</mn>
            </mrow>
          </mfrac>
          <mo stretchy="false">×</mo>
          <mi>q</mi>
        </mrow>
        <mo stretchy="false">+</mo>
        <mfrac>
          <mrow>
            <mrow>
              <mrow>
                <mn>7</mn>
              </mrow>
              <mo stretchy="false">×</mo>
              <mstyle mathsize="12pt">
                <mrow>
                  <mrow>
                    <mi>a</mi>
                  </mrow>
                </mrow>
              </mstyle>
            </mrow>
          </mrow>
          <mrow>
            <mn>3</mn>
          </mrow>
        </mfrac>
      </mrow>
    </mrow>
    <annotation encoding="StarMath 5.0">{1} over {8} times q + {{7}times size 12  {a}} over {3}</annotation>
  </semantics>
</math>
</file>